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10000012F4DE1CC83.png" manifest:media-type="image/png"/>
  <manifest:file-entry manifest:full-path="Pictures/1000020100000151000000E2923CD31B.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20100000331000002385BC8DD15.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1C2000001B798D925C7.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fo:font-weight="bold" officeooo:rsid="005dc0c3" officeooo:paragraph-rsid="005dc0c3" style:font-weight-asian="bold" style:font-weight-complex="bold"/>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text-align="start" style:justify-single-word="false"/>
    </style:style>
    <style:style style:name="P80" style:family="paragraph" style:parent-style-name="Text_20_body">
      <style:paragraph-properties fo:text-align="start" style:justify-single-word="false"/>
      <style:text-properties officeooo:paragraph-rsid="0022f57f"/>
    </style:style>
    <style:style style:name="P81" style:family="paragraph" style:parent-style-name="Text_20_body">
      <style:text-properties style:font-name="Courier 10 Pitch" fo:font-size="9pt" style:font-size-asian="9pt" style:font-size-complex="9pt"/>
    </style:style>
    <style:style style:name="P82" style:family="paragraph" style:parent-style-name="Text_20_body">
      <style:text-properties style:font-name="Arial"/>
    </style:style>
    <style:style style:name="P83"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variant="normal" fo:text-transform="none" officeooo:rsid="004e3f90" officeooo:paragraph-rsid="004e3f90"/>
    </style:style>
    <style:style style:name="P89"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officeooo:paragraph-rsid="00098d52"/>
    </style:style>
    <style:style style:name="P92" style:family="paragraph" style:parent-style-name="Text_20_body">
      <style:text-properties officeooo:rsid="00098d52" officeooo:paragraph-rsid="00098d52"/>
    </style:style>
    <style:style style:name="P93" style:family="paragraph" style:parent-style-name="Text_20_body">
      <style:text-properties officeooo:rsid="001a0c2b" officeooo:paragraph-rsid="001a0c2b"/>
    </style:style>
    <style:style style:name="P94" style:family="paragraph" style:parent-style-name="Text_20_body">
      <style:paragraph-properties fo:text-align="center" style:justify-single-word="false"/>
      <style:text-properties officeooo:rsid="001a37b4" officeooo:paragraph-rsid="001a37b4"/>
    </style:style>
    <style:style style:name="P95" style:family="paragraph" style:parent-style-name="Text_20_body">
      <style:paragraph-properties fo:text-align="start" style:justify-single-word="false"/>
      <style:text-properties officeooo:rsid="001a37b4" officeooo:paragraph-rsid="001c3777"/>
    </style:style>
    <style:style style:name="P96" style:family="paragraph" style:parent-style-name="Text_20_body">
      <style:text-properties officeooo:rsid="001a37b4" officeooo:paragraph-rsid="001dca1e"/>
    </style:style>
    <style:style style:name="P97" style:family="paragraph" style:parent-style-name="Text_20_body">
      <style:text-properties officeooo:paragraph-rsid="00218179"/>
    </style:style>
    <style:style style:name="P98"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99" style:family="paragraph" style:parent-style-name="Text_20_body">
      <style:text-properties officeooo:paragraph-rsid="0024d05d"/>
    </style:style>
    <style:style style:name="P100" style:family="paragraph" style:parent-style-name="Text_20_body">
      <style:text-properties style:font-name="Arial1"/>
    </style:style>
    <style:style style:name="P101" style:family="paragraph" style:parent-style-name="Text_20_body">
      <style:text-properties officeooo:rsid="00278239" officeooo:paragraph-rsid="00278239"/>
    </style:style>
    <style:style style:name="P102" style:family="paragraph" style:parent-style-name="Text_20_body">
      <style:text-properties officeooo:rsid="0027ac36" officeooo:paragraph-rsid="003b1ae9"/>
    </style:style>
    <style:style style:name="P103" style:family="paragraph" style:parent-style-name="Text_20_body">
      <style:text-properties officeooo:rsid="00285836" officeooo:paragraph-rsid="003b1ae9"/>
    </style:style>
    <style:style style:name="P104" style:family="paragraph" style:parent-style-name="Text_20_body">
      <style:paragraph-properties fo:text-align="start" style:justify-single-word="false"/>
      <style:text-properties officeooo:rsid="00292f4b" officeooo:paragraph-rsid="003b1ae9"/>
    </style:style>
    <style:style style:name="P105" style:family="paragraph" style:parent-style-name="Text_20_body">
      <style:paragraph-properties fo:text-align="center" style:justify-single-word="false"/>
      <style:text-properties officeooo:rsid="00292f4b" officeooo:paragraph-rsid="003b1ae9"/>
    </style:style>
    <style:style style:name="P106" style:family="paragraph" style:parent-style-name="Text_20_body">
      <style:text-properties officeooo:rsid="00292f4b" officeooo:paragraph-rsid="003b1ae9"/>
    </style:style>
    <style:style style:name="P107" style:family="paragraph" style:parent-style-name="Text_20_body">
      <style:text-properties officeooo:rsid="002db4cc" officeooo:paragraph-rsid="002db4cc"/>
    </style:style>
    <style:style style:name="P108" style:family="paragraph" style:parent-style-name="Text_20_body">
      <style:text-properties officeooo:paragraph-rsid="002db4cc"/>
    </style:style>
    <style:style style:name="P109" style:family="paragraph" style:parent-style-name="Text_20_body">
      <style:text-properties officeooo:paragraph-rsid="002f1e9b"/>
    </style:style>
    <style:style style:name="P110" style:family="paragraph" style:parent-style-name="Text_20_body">
      <style:text-properties officeooo:rsid="002f1e9b" officeooo:paragraph-rsid="002f1e9b"/>
    </style:style>
    <style:style style:name="P111" style:family="paragraph" style:parent-style-name="Text_20_body">
      <style:text-properties officeooo:rsid="00326c26" officeooo:paragraph-rsid="00326c26"/>
    </style:style>
    <style:style style:name="P112" style:family="paragraph" style:parent-style-name="Text_20_body">
      <style:text-properties officeooo:rsid="00326c26" officeooo:paragraph-rsid="00343a18"/>
    </style:style>
    <style:style style:name="P113" style:family="paragraph" style:parent-style-name="Text_20_body">
      <style:text-properties officeooo:paragraph-rsid="00326c26"/>
    </style:style>
    <style:style style:name="P114" style:family="paragraph" style:parent-style-name="Text_20_body">
      <style:paragraph-properties fo:text-align="start" style:justify-single-word="false"/>
      <style:text-properties officeooo:rsid="00343a18" officeooo:paragraph-rsid="00343a18"/>
    </style:style>
    <style:style style:name="P115" style:family="paragraph" style:parent-style-name="Text_20_body">
      <style:text-properties officeooo:rsid="00364f44" officeooo:paragraph-rsid="00364f44"/>
    </style:style>
    <style:style style:name="P116" style:family="paragraph" style:parent-style-name="Text_20_body">
      <style:text-properties officeooo:rsid="00364f44" officeooo:paragraph-rsid="004982cb"/>
    </style:style>
    <style:style style:name="P117" style:family="paragraph" style:parent-style-name="Text_20_body">
      <style:text-properties officeooo:rsid="0039dda0" officeooo:paragraph-rsid="0039dda0"/>
    </style:style>
    <style:style style:name="P118" style:family="paragraph" style:parent-style-name="Text_20_body">
      <style:text-properties officeooo:paragraph-rsid="003b1ae9"/>
    </style:style>
    <style:style style:name="P119" style:family="paragraph" style:parent-style-name="Text_20_body">
      <style:text-properties officeooo:paragraph-rsid="005158ef"/>
    </style:style>
    <style:style style:name="P120" style:family="paragraph" style:parent-style-name="Text_20_body">
      <style:text-properties officeooo:rsid="002b86ca" officeooo:paragraph-rsid="004258d2"/>
    </style:style>
    <style:style style:name="P121" style:family="paragraph" style:parent-style-name="Text_20_body">
      <style:text-properties officeooo:paragraph-rsid="004982cb"/>
    </style:style>
    <style:style style:name="P122" style:family="paragraph" style:parent-style-name="Text_20_body">
      <style:text-properties officeooo:rsid="003dc3e7" officeooo:paragraph-rsid="003dc3e7"/>
    </style:style>
    <style:style style:name="P123" style:family="paragraph" style:parent-style-name="Text_20_body">
      <style:text-properties officeooo:rsid="004173ad" officeooo:paragraph-rsid="004173ad"/>
    </style:style>
    <style:style style:name="P124" style:family="paragraph" style:parent-style-name="Text_20_body">
      <style:text-properties officeooo:rsid="004173ad" officeooo:paragraph-rsid="004258d2"/>
    </style:style>
    <style:style style:name="P125" style:family="paragraph" style:parent-style-name="Text_20_body">
      <style:text-properties officeooo:rsid="00349fbd" officeooo:paragraph-rsid="00349fbd"/>
    </style:style>
    <style:style style:name="P126" style:family="paragraph" style:parent-style-name="Text_20_body">
      <style:text-properties officeooo:paragraph-rsid="0053f868"/>
    </style:style>
    <style:style style:name="P127" style:family="paragraph" style:parent-style-name="Text_20_body">
      <style:text-properties officeooo:rsid="0054f9eb" officeooo:paragraph-rsid="0054f9eb"/>
    </style:style>
    <style:style style:name="P128" style:family="paragraph" style:parent-style-name="Text_20_body">
      <style:text-properties officeooo:paragraph-rsid="0055557a"/>
    </style:style>
    <style:style style:name="P129" style:family="paragraph" style:parent-style-name="Text_20_body">
      <style:text-properties officeooo:rsid="005644b5" officeooo:paragraph-rsid="005644b5"/>
    </style:style>
    <style:style style:name="P130" style:family="paragraph" style:parent-style-name="Text_20_body">
      <style:paragraph-properties fo:text-align="start" style:justify-single-word="false"/>
      <style:text-properties officeooo:rsid="00576553" officeooo:paragraph-rsid="00576553"/>
    </style:style>
    <style:style style:name="P131" style:family="paragraph" style:parent-style-name="Text_20_body">
      <style:paragraph-properties fo:text-align="center" style:justify-single-word="false"/>
      <style:text-properties officeooo:rsid="00576553" officeooo:paragraph-rsid="00576553"/>
    </style:style>
    <style:style style:name="P132" style:family="paragraph" style:parent-style-name="Text_20_body">
      <style:text-properties officeooo:rsid="0058d82c" officeooo:paragraph-rsid="0058d82c"/>
    </style:style>
    <style:style style:name="P133" style:family="paragraph" style:parent-style-name="Text_20_body">
      <style:text-properties officeooo:rsid="005bf0ed" officeooo:paragraph-rsid="005bf0ed"/>
    </style:style>
    <style:style style:name="P134" style:family="paragraph" style:parent-style-name="Text_20_body">
      <style:text-properties officeooo:rsid="005bf0ed" officeooo:paragraph-rsid="005dc0c3"/>
    </style:style>
    <style:style style:name="P135" style:family="paragraph" style:parent-style-name="Text_20_body">
      <style:text-properties officeooo:paragraph-rsid="005bf0ed"/>
    </style:style>
    <style:style style:name="P136" style:family="paragraph" style:parent-style-name="Text_20_body">
      <style:text-properties officeooo:rsid="005dc0c3" officeooo:paragraph-rsid="005dc0c3"/>
    </style:style>
    <style:style style:name="P137" style:family="paragraph" style:parent-style-name="Text_20_body">
      <style:text-properties officeooo:paragraph-rsid="005f0b90"/>
    </style:style>
    <style:style style:name="P138" style:family="paragraph" style:parent-style-name="Text_20_body">
      <style:text-properties officeooo:paragraph-rsid="005fb8ae"/>
    </style:style>
    <style:style style:name="P139" style:family="paragraph" style:parent-style-name="Text_20_body">
      <style:text-properties officeooo:rsid="005fb8ae" officeooo:paragraph-rsid="005fb8ae"/>
    </style:style>
    <style:style style:name="P140" style:family="paragraph" style:parent-style-name="Text_20_body">
      <style:text-properties officeooo:paragraph-rsid="0062381d"/>
    </style:style>
    <style:style style:name="P141" style:family="paragraph" style:parent-style-name="Text_20_body">
      <style:text-properties officeooo:paragraph-rsid="0063d16b"/>
    </style:style>
    <style:style style:name="P142" style:family="paragraph" style:parent-style-name="Text_20_body">
      <style:paragraph-properties fo:margin-top="0.21cm" fo:margin-bottom="0.21cm" style:contextual-spacing="false"/>
    </style:style>
    <style:style style:name="P143" style:family="paragraph" style:parent-style-name="Text_20_body">
      <style:paragraph-properties fo:margin-top="0.21cm" fo:margin-bottom="0.21cm" style:contextual-spacing="false" fo:text-align="center" style:justify-single-word="false"/>
    </style:style>
    <style:style style:name="P144" style:family="paragraph" style:parent-style-name="Text_20_body">
      <style:paragraph-properties fo:margin-top="0.21cm" fo:margin-bottom="0.21cm" style:contextual-spacing="false" fo:text-align="start" style:justify-single-word="false"/>
    </style:style>
    <style:style style:name="P145" style:family="paragraph" style:parent-style-name="Text_20_body">
      <style:paragraph-properties fo:margin-top="0.21cm" fo:margin-bottom="0.21cm" style:contextual-spacing="false"/>
      <style:text-properties officeooo:paragraph-rsid="000ab43f"/>
    </style:style>
    <style:style style:name="P146" style:family="paragraph" style:parent-style-name="Text_20_body">
      <style:paragraph-properties fo:margin-top="0.21cm" fo:margin-bottom="0.21cm" style:contextual-spacing="false"/>
      <style:text-properties officeooo:rsid="0022f57f" officeooo:paragraph-rsid="0022f57f"/>
    </style:style>
    <style:style style:name="P147" style:family="paragraph" style:parent-style-name="Text_20_body">
      <style:paragraph-properties fo:margin-top="0.21cm" fo:margin-bottom="0.21cm" style:contextual-spacing="false"/>
      <style:text-properties officeooo:rsid="00349fbd" officeooo:paragraph-rsid="004982cb"/>
    </style:style>
    <style:style style:name="P148" style:family="paragraph" style:parent-style-name="Text_20_body">
      <style:paragraph-properties fo:margin-top="0.21cm" fo:margin-bottom="0.21cm" style:contextual-spacing="false"/>
      <style:text-properties officeooo:rsid="00576553" officeooo:paragraph-rsid="00576553"/>
    </style:style>
    <style:style style:name="P149" style:family="paragraph" style:parent-style-name="Text_20_body" style:master-page-name="">
      <style:paragraph-properties fo:margin-top="0.21cm" fo:margin-bottom="0.21cm" style:contextual-spacing="false" style:page-number="auto"/>
    </style:style>
    <style:style style:name="P150"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51"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52" style:family="paragraph" style:parent-style-name="Standard">
      <style:paragraph-properties fo:margin-top="0.21cm" fo:margin-bottom="0.21cm" style:contextual-spacing="false" fo:text-align="center" style:justify-single-word="false"/>
    </style:style>
    <style:style style:name="P153" style:family="paragraph" style:parent-style-name="Text_20_body">
      <style:paragraph-properties fo:margin-top="0.21cm" fo:margin-bottom="0.21cm" style:contextual-spacing="false" fo:keep-with-next="auto"/>
      <style:text-properties officeooo:paragraph-rsid="0010295f"/>
    </style:style>
    <style:style style:name="P154" style:family="paragraph" style:parent-style-name="Text_20_body" style:master-page-name="">
      <style:paragraph-properties style:page-number="auto" fo:keep-with-next="always"/>
    </style:style>
    <style:style style:name="P155" style:family="paragraph" style:parent-style-name="Text_20_body" style:master-page-name="">
      <style:paragraph-properties fo:text-align="center" style:justify-single-word="false" style:page-number="auto" fo:keep-with-next="always"/>
    </style:style>
    <style:style style:name="P156" style:family="paragraph" style:parent-style-name="Text_20_body" style:master-page-name="">
      <style:paragraph-properties fo:text-align="start" style:justify-single-word="false" style:page-number="auto" fo:keep-with-next="always"/>
    </style:style>
    <style:style style:name="P157" style:family="paragraph" style:parent-style-name="Text_20_body" style:master-page-name="">
      <style:paragraph-properties style:page-number="auto" fo:keep-with-next="always"/>
      <style:text-properties officeooo:paragraph-rsid="003b1ae9"/>
    </style:style>
    <style:style style:name="P158" style:family="paragraph" style:parent-style-name="Text_20_body" style:master-page-name="">
      <style:paragraph-properties style:page-number="auto"/>
      <style:text-properties officeooo:paragraph-rsid="005644b5"/>
    </style:style>
    <style:style style:name="P159" style:family="paragraph" style:parent-style-name="Text_20_body">
      <style:paragraph-properties fo:margin-top="0cm" fo:margin-bottom="0cm" style:contextual-spacing="false" fo:text-align="center" style:justify-single-word="false"/>
    </style:style>
    <style:style style:name="P160"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61" style:family="paragraph" style:parent-style-name="Text_20_body">
      <style:paragraph-properties fo:keep-with-next="always"/>
    </style:style>
    <style:style style:name="P162"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paragraph-properties fo:keep-with-next="always"/>
      <style:text-properties officeooo:paragraph-rsid="002f1e9b"/>
    </style:style>
    <style:style style:name="P166" style:family="paragraph" style:parent-style-name="Text_20_body">
      <style:paragraph-properties fo:margin-top="0cm" fo:margin-bottom="0.21cm" style:contextual-spacing="false"/>
    </style:style>
    <style:style style:name="P167" style:family="paragraph" style:parent-style-name="Text_20_body">
      <style:paragraph-properties fo:margin-top="0cm" fo:margin-bottom="0.21cm" style:contextual-spacing="false" fo:text-align="center" style:justify-single-word="false"/>
    </style:style>
    <style:style style:name="P168" style:family="paragraph" style:parent-style-name="Text_20_body">
      <style:paragraph-properties fo:keep-with-next="auto"/>
    </style:style>
    <style:style style:name="P169"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Standard" style:list-style-name="L2"/>
    <style:style style:name="P173" style:family="paragraph" style:parent-style-name="Standard" style:list-style-name="L2">
      <style:text-properties officeooo:paragraph-rsid="003b1ae9"/>
    </style:style>
    <style:style style:name="P174" style:family="paragraph" style:parent-style-name="Standard" style:list-style-name="L2">
      <style:text-properties officeooo:paragraph-rsid="002f1e9b"/>
    </style:style>
    <style:style style:name="P175" style:family="paragraph" style:parent-style-name="Standard" style:list-style-name="L2">
      <style:text-properties officeooo:rsid="0007ccff" officeooo:paragraph-rsid="0007ccff"/>
    </style:style>
    <style:style style:name="P176" style:family="paragraph" style:parent-style-name="Standard" style:list-style-name="L2">
      <style:text-properties officeooo:rsid="0010295f" officeooo:paragraph-rsid="0010295f"/>
    </style:style>
    <style:style style:name="P177" style:family="paragraph" style:parent-style-name="Standard" style:list-style-name="L2">
      <style:text-properties officeooo:rsid="0055557a" officeooo:paragraph-rsid="0055557a"/>
    </style:style>
    <style:style style:name="P178" style:family="paragraph" style:parent-style-name="Standard" style:list-style-name="L2">
      <style:text-properties officeooo:rsid="0027ac36" officeooo:paragraph-rsid="003b1ae9"/>
    </style:style>
    <style:style style:name="P179" style:family="paragraph" style:parent-style-name="Standard" style:list-style-name="L2">
      <style:text-properties officeooo:rsid="005bf0ed" officeooo:paragraph-rsid="005bf0ed"/>
    </style:style>
    <style:style style:name="P180" style:family="paragraph" style:parent-style-name="Standard" style:list-style-name="L2">
      <style:text-properties officeooo:rsid="002f1e9b" officeooo:paragraph-rsid="002f1e9b"/>
    </style:style>
    <style:style style:name="P181" style:family="paragraph" style:parent-style-name="Standard" style:list-style-name="L2">
      <style:text-properties officeooo:rsid="005fb8ae" officeooo:paragraph-rsid="005fb8ae"/>
    </style:style>
    <style:style style:name="P182" style:family="paragraph" style:parent-style-name="Standard" style:list-style-name="L2">
      <style:text-properties officeooo:rsid="0063d16b" officeooo:paragraph-rsid="0063d16b"/>
    </style:style>
    <style:style style:name="P183" style:family="paragraph" style:parent-style-name="Standard" style:list-style-name="L2">
      <style:text-properties officeooo:rsid="006ade20" officeooo:paragraph-rsid="006ade20"/>
    </style:style>
    <style:style style:name="P184" style:family="paragraph" style:parent-style-name="Text_20_body" style:list-style-name="L1"/>
    <style:style style:name="P185" style:family="paragraph" style:parent-style-name="Text_20_body" style:list-style-name="L1">
      <style:text-properties officeooo:paragraph-rsid="005158ef"/>
    </style:style>
    <style:style style:name="P186" style:family="paragraph" style:parent-style-name="Text_20_body" style:list-style-name="L1">
      <style:text-properties fo:font-variant="small-caps"/>
    </style:style>
    <style:style style:name="P187" style:family="paragraph" style:parent-style-name="Text_20_body" style:list-style-name="L1">
      <style:text-properties fo:font-variant="small-caps" officeooo:rsid="00278239" officeooo:paragraph-rsid="00278239"/>
    </style:style>
    <style:style style:name="P188" style:family="paragraph" style:parent-style-name="Text_20_body" style:list-style-name="L1">
      <style:text-properties fo:font-variant="small-caps" officeooo:rsid="00446285" officeooo:paragraph-rsid="00446285"/>
    </style:style>
    <style:style style:name="P189" style:family="paragraph" style:parent-style-name="Text_20_body" style:list-style-name="L10">
      <style:text-properties fo:font-variant="small-caps" style:font-size-asian="10.5pt"/>
    </style:style>
    <style:style style:name="P190" style:family="paragraph" style:parent-style-name="Text_20_body" style:list-style-name="L11">
      <style:text-properties fo:font-variant="small-caps" style:font-size-asian="10.5pt"/>
    </style:style>
    <style:style style:name="P191"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list-style-name="L3"/>
    <style:style style:name="P195" style:family="paragraph" style:parent-style-name="Text_20_body" style:list-style-name="L2"/>
    <style:style style:name="P196" style:family="paragraph" style:parent-style-name="Text_20_body" style:list-style-name="L4">
      <style:text-properties officeooo:rsid="0027ac36" officeooo:paragraph-rsid="003b1ae9"/>
    </style:style>
    <style:style style:name="P197" style:family="paragraph" style:parent-style-name="Text_20_body" style:list-style-name="L5">
      <style:text-properties officeooo:rsid="0027ac36" officeooo:paragraph-rsid="003b1ae9"/>
    </style:style>
    <style:style style:name="P198" style:family="paragraph" style:parent-style-name="Text_20_body" style:list-style-name="L7">
      <style:text-properties officeooo:rsid="0027ac36" officeooo:paragraph-rsid="0058d82c"/>
    </style:style>
    <style:style style:name="P199" style:family="paragraph" style:parent-style-name="Text_20_body" style:list-style-name="L6">
      <style:text-properties officeooo:rsid="00285836" officeooo:paragraph-rsid="003b1ae9"/>
    </style:style>
    <style:style style:name="P200" style:family="paragraph" style:parent-style-name="Text_20_body" style:list-style-name="L7">
      <style:text-properties officeooo:paragraph-rsid="0058d82c"/>
    </style:style>
    <style:style style:name="P201" style:family="paragraph" style:parent-style-name="Text_20_body" style:list-style-name="L7">
      <style:text-properties officeooo:rsid="0058d82c" officeooo:paragraph-rsid="0058d82c"/>
    </style:style>
    <style:style style:name="P202" style:family="paragraph" style:parent-style-name="Text_20_body" style:list-style-name="L8">
      <style:text-properties officeooo:rsid="0058d82c" officeooo:paragraph-rsid="0058d82c"/>
    </style:style>
    <style:style style:name="P203" style:family="paragraph" style:parent-style-name="Text_20_body" style:list-style-name="L8">
      <style:text-properties officeooo:rsid="00292f4b" officeooo:paragraph-rsid="003b1ae9"/>
    </style:style>
    <style:style style:name="P204" style:family="paragraph" style:parent-style-name="Text_20_body" style:list-style-name="L8">
      <style:text-properties officeooo:rsid="00292f4b" officeooo:paragraph-rsid="0058d82c"/>
    </style:style>
    <style:style style:name="P205" style:family="paragraph" style:parent-style-name="Text_20_body" style:list-style-name="L8">
      <style:text-properties officeooo:rsid="002b86ca" officeooo:paragraph-rsid="003b1ae9"/>
    </style:style>
    <style:style style:name="P206" style:family="paragraph" style:parent-style-name="Text_20_body" style:list-style-name="L9">
      <style:text-properties officeooo:paragraph-rsid="004258d2"/>
    </style:style>
    <style:style style:name="P207" style:family="paragraph" style:parent-style-name="Text_20_body" style:list-style-name="L9">
      <style:text-properties officeooo:rsid="004173ad" officeooo:paragraph-rsid="004258d2"/>
    </style:style>
    <style:style style:name="P208" style:family="paragraph" style:parent-style-name="Text_20_body" style:list-style-name="L9">
      <style:text-properties officeooo:rsid="004173ad" officeooo:paragraph-rsid="004173ad"/>
    </style:style>
    <style:style style:name="P209" style:family="paragraph" style:parent-style-name="Text_20_body" style:list-style-name="L11"/>
    <style:style style:name="P210" style:family="paragraph" style:parent-style-name="Text_20_body" style:list-style-name="L12"/>
    <style:style style:name="P211" style:family="paragraph" style:parent-style-name="Text_20_body" style:list-style-name="L12">
      <style:text-properties officeooo:paragraph-rsid="004982cb"/>
    </style:style>
    <style:style style:name="P212"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list-style-name="L14"/>
    <style:style style:name="P217" style:family="paragraph" style:parent-style-name="Text_20_body" style:list-style-name="L15"/>
    <style:style style:name="P218" style:family="paragraph" style:parent-style-name="Text_20_body" style:list-style-name="L16"/>
    <style:style style:name="P219" style:family="paragraph" style:parent-style-name="Text_20_body" style:list-style-name="L17">
      <style:paragraph-properties fo:text-align="start" style:justify-single-word="false"/>
    </style:style>
    <style:style style:name="P220"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221"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officeooo:paragraph-rsid="006744af"/>
    </style:style>
    <style:style style:name="P224" style:family="paragraph" style:parent-style-name="Text_20_body">
      <style:paragraph-properties fo:text-align="center" style:justify-single-word="false"/>
      <style:text-properties officeooo:rsid="006744af" officeooo:paragraph-rsid="006744af"/>
    </style:style>
    <style:style style:name="P225" style:family="paragraph" style:parent-style-name="Text_20_body">
      <style:text-properties officeooo:rsid="006744af" officeooo:paragraph-rsid="0068a800"/>
    </style:style>
    <style:style style:name="P226" style:family="paragraph" style:parent-style-name="Text_20_body">
      <style:text-properties officeooo:rsid="006ade20" officeooo:paragraph-rsid="006ade20"/>
    </style:style>
    <style:style style:name="P227" style:family="paragraph" style:parent-style-name="Text_20_body">
      <style:text-properties officeooo:rsid="006ade20" officeooo:paragraph-rsid="006d2b8a"/>
    </style:style>
    <style:style style:name="P228" style:family="paragraph" style:parent-style-name="Text_20_body" style:list-style-name="L18">
      <style:text-properties officeooo:paragraph-rsid="006ade20"/>
    </style:style>
    <style:style style:name="P229" style:family="paragraph" style:parent-style-name="Text_20_body" style:list-style-name="L18">
      <style:text-properties officeooo:rsid="006b5290" officeooo:paragraph-rsid="006b5290"/>
    </style:style>
    <style:style style:name="P230" style:family="paragraph" style:parent-style-name="Text_20_body" style:list-style-name="L18">
      <style:text-properties officeooo:rsid="006d2b8a" officeooo:paragraph-rsid="006d2b8a"/>
    </style:style>
    <style:style style:name="P231" style:family="paragraph" style:parent-style-name="Text_20_body" style:list-style-name="L12">
      <style:paragraph-properties fo:margin-top="0cm" fo:margin-bottom="0cm" style:contextual-spacing="false"/>
    </style:style>
    <style:style style:name="P232" style:family="paragraph" style:parent-style-name="Text_20_body" style:list-style-name="L12">
      <style:paragraph-properties fo:margin-top="0cm" fo:margin-bottom="0cm" style:contextual-spacing="false"/>
      <style:text-properties officeooo:paragraph-rsid="004982cb"/>
    </style:style>
    <style:style style:name="P233"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master-page-name="">
      <style:paragraph-properties style:page-number="auto" fo:keep-with-next="always"/>
      <style:text-properties officeooo:rsid="006744af" officeooo:paragraph-rsid="006744af"/>
    </style:style>
    <style:style style:name="P235" style:family="paragraph" style:parent-style-name="Heading_20_1">
      <style:text-properties fo:font-variant="small-caps" officeooo:paragraph-rsid="003b1ae9"/>
    </style:style>
    <style:style style:name="P236" style:family="paragraph" style:parent-style-name="Heading_20_1">
      <style:text-properties fo:font-variant="small-caps" officeooo:paragraph-rsid="002f1e9b"/>
    </style:style>
    <style:style style:name="P237" style:family="paragraph" style:parent-style-name="Heading_20_1">
      <style:text-properties officeooo:paragraph-rsid="002f1e9b"/>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fo:font-variant="small-caps"/>
    </style:style>
    <style:style style:name="P240" style:family="paragraph" style:parent-style-name="Heading_20_1">
      <style:paragraph-properties fo:break-before="page"/>
      <style:text-properties fo:font-variant="small-caps" officeooo:paragraph-rsid="003b1ae9"/>
    </style:style>
    <style:style style:name="P241" style:family="paragraph" style:parent-style-name="Heading_20_1">
      <style:paragraph-properties fo:break-before="page"/>
      <style:text-properties fo:font-variant="small-caps" officeooo:paragraph-rsid="0063d16b"/>
    </style:style>
    <style:style style:name="P242" style:family="paragraph" style:parent-style-name="Heading_20_1">
      <style:paragraph-properties fo:break-before="page"/>
      <style:text-properties officeooo:paragraph-rsid="0027ac36"/>
    </style:style>
    <style:style style:name="P243" style:family="paragraph" style:parent-style-name="Heading_20_1">
      <style:paragraph-properties fo:break-before="page"/>
      <style:text-properties officeooo:rsid="0054f9eb" officeooo:paragraph-rsid="0063d16b"/>
    </style:style>
    <style:style style:name="P244" style:family="paragraph" style:parent-style-name="Heading_20_1" style:master-page-name="">
      <style:paragraph-properties style:page-number="auto" fo:break-before="page"/>
      <style:text-properties fo:font-variant="small-caps"/>
    </style:style>
    <style:style style:name="P245" style:family="paragraph" style:parent-style-name="Heading_20_3">
      <style:text-properties officeooo:rsid="0055557a" officeooo:paragraph-rsid="0055557a"/>
    </style:style>
    <style:style style:name="P246" style:family="paragraph" style:parent-style-name="Heading_20_3">
      <style:text-properties officeooo:paragraph-rsid="0055557a"/>
    </style:style>
    <style:style style:name="P247" style:family="paragraph" style:parent-style-name="Heading_20_3">
      <style:text-properties officeooo:rsid="0027ac36" officeooo:paragraph-rsid="003b1ae9"/>
    </style:style>
    <style:style style:name="P248" style:family="paragraph" style:parent-style-name="Heading_20_3">
      <style:text-properties officeooo:paragraph-rsid="003b1ae9"/>
    </style:style>
    <style:style style:name="P249" style:family="paragraph" style:parent-style-name="Heading_20_3">
      <style:text-properties officeooo:rsid="002db4cc" officeooo:paragraph-rsid="002db4cc"/>
    </style:style>
    <style:style style:name="P250" style:family="paragraph" style:parent-style-name="Heading_20_3">
      <style:text-properties officeooo:paragraph-rsid="002f1e9b"/>
    </style:style>
    <style:style style:name="P251" style:family="paragraph" style:parent-style-name="Heading_20_3">
      <style:text-properties officeooo:paragraph-rsid="004982cb"/>
    </style:style>
    <style:style style:name="P252" style:family="paragraph" style:parent-style-name="Heading_20_3">
      <style:text-properties officeooo:paragraph-rsid="006744af"/>
    </style:style>
    <style:style style:name="P253" style:family="paragraph" style:parent-style-name="Heading_20_3">
      <style:text-properties officeooo:rsid="0054f9eb" officeooo:paragraph-rsid="006ade20"/>
    </style:style>
    <style:style style:name="P254" style:family="paragraph" style:parent-style-name="Heading_20_3">
      <style:paragraph-properties fo:keep-with-next="auto"/>
    </style:style>
    <style:style style:name="P255" style:family="paragraph" style:parent-style-name="Heading_20_3">
      <style:paragraph-properties fo:keep-with-next="auto"/>
      <style:text-properties officeooo:paragraph-rsid="0010295f"/>
    </style:style>
    <style:style style:name="P256" style:family="paragraph" style:parent-style-name="Heading_20_3">
      <style:paragraph-properties fo:margin-top="0.22cm" fo:margin-bottom="0.21cm" style:contextual-spacing="false"/>
    </style:style>
    <style:style style:name="P257" style:family="paragraph" style:parent-style-name="Heading_20_2">
      <style:text-properties officeooo:paragraph-rsid="003b1ae9"/>
    </style:style>
    <style:style style:name="P258" style:family="paragraph" style:parent-style-name="Heading_20_2">
      <style:text-properties officeooo:paragraph-rsid="002f1e9b"/>
    </style:style>
    <style:style style:name="P259" style:family="paragraph" style:parent-style-name="Heading_20_2">
      <style:text-properties officeooo:rsid="0039dda0" officeooo:paragraph-rsid="0039dda0"/>
    </style:style>
    <style:style style:name="P260" style:family="paragraph" style:parent-style-name="Heading_20_2">
      <style:text-properties officeooo:paragraph-rsid="00306e6b"/>
    </style:style>
    <style:style style:name="P261" style:family="paragraph" style:parent-style-name="Heading_20_2">
      <style:text-properties officeooo:rsid="00364f44"/>
    </style:style>
    <style:style style:name="P262" style:family="paragraph" style:parent-style-name="Heading_20_2">
      <style:text-properties officeooo:rsid="001a0c2b" officeooo:paragraph-rsid="001a0c2b"/>
    </style:style>
    <style:style style:name="P263" style:family="paragraph" style:parent-style-name="Heading_20_2">
      <style:text-properties officeooo:paragraph-rsid="00218179"/>
    </style:style>
    <style:style style:name="P264" style:family="paragraph" style:parent-style-name="Heading_20_2">
      <style:text-properties officeooo:paragraph-rsid="0063d16b"/>
    </style:style>
    <style:style style:name="P265" style:family="paragraph" style:parent-style-name="Heading_20_2">
      <style:text-properties officeooo:rsid="00098d52" officeooo:paragraph-rsid="00098d52"/>
    </style:style>
    <style:style style:name="P266" style:family="paragraph" style:parent-style-name="Heading_20_2">
      <style:text-properties officeooo:paragraph-rsid="00098d52"/>
    </style:style>
    <style:style style:name="P267" style:family="paragraph" style:parent-style-name="Heading_20_2">
      <style:text-properties style:font-name="Arial1"/>
    </style:style>
    <style:style style:name="P268" style:family="paragraph" style:parent-style-name="Heading_20_2">
      <style:text-properties officeooo:paragraph-rsid="006744af"/>
    </style:style>
    <style:style style:name="P269" style:family="paragraph" style:parent-style-name="Heading_20_2">
      <style:paragraph-properties fo:break-before="page"/>
    </style:style>
    <style:style style:name="P270" style:family="paragraph" style:parent-style-name="Contents_20_1">
      <style:paragraph-properties>
        <style:tab-stops>
          <style:tab-stop style:position="17cm" style:type="right" style:leader-style="dotted" style:leader-text="."/>
        </style:tab-stops>
      </style:paragraph-properties>
    </style:style>
    <style:style style:name="P271" style:family="paragraph" style:parent-style-name="Contents_20_2">
      <style:paragraph-properties>
        <style:tab-stops>
          <style:tab-stop style:position="16.501cm" style:type="right" style:leader-style="dotted" style:leader-text="."/>
        </style:tab-stops>
      </style:paragraph-properties>
    </style:style>
    <style:style style:name="P272" style:family="paragraph" style:parent-style-name="Contents_20_3">
      <style:paragraph-properties>
        <style:tab-stops>
          <style:tab-stop style:position="16.002cm" style:type="right" style:leader-style="dotted" style:leader-text="."/>
        </style:tab-stops>
      </style:paragraph-properties>
    </style:style>
    <style:style style:name="P273" style:family="paragraph" style:parent-style-name="Contents_20_4">
      <style:paragraph-properties>
        <style:tab-stops>
          <style:tab-stop style:position="15.503cm" style:type="right" style:leader-style="dotted" style:leader-text="."/>
        </style:tab-stops>
      </style:paragraph-properties>
    </style:style>
    <style:style style:name="P274" style:family="paragraph" style:parent-style-name="Heading_20_4">
      <style:text-properties officeooo:paragraph-rsid="003b1ae9"/>
    </style:style>
    <style:style style:name="P275" style:family="paragraph" style:parent-style-name="Heading_20_4">
      <style:text-properties officeooo:paragraph-rsid="0058d82c"/>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fo:font-variant="small-caps" officeooo:rsid="0055557a"/>
    </style:style>
    <style:style style:name="T29" style:family="text">
      <style:text-properties fo:font-variant="small-caps" officeooo:rsid="00576553"/>
    </style:style>
    <style:style style:name="T30" style:family="text">
      <style:text-properties fo:font-variant="small-caps" officeooo:rsid="0058d82c"/>
    </style:style>
    <style:style style:name="T31" style:family="text">
      <style:text-properties fo:font-variant="small-caps" officeooo:rsid="006146e5"/>
    </style:style>
    <style:style style:name="T32" style:family="text">
      <style:text-properties fo:font-variant="small-caps" officeooo:rsid="00623ff0"/>
    </style:style>
    <style:style style:name="T33" style:family="text">
      <style:text-properties fo:font-variant="small-caps" officeooo:rsid="0063d16b"/>
    </style:style>
    <style:style style:name="T34" style:family="text">
      <style:text-properties fo:font-variant="small-caps" officeooo:rsid="006744af"/>
    </style:style>
    <style:style style:name="T35" style:family="text">
      <style:text-properties fo:font-variant="small-caps" officeooo:rsid="006b5290"/>
    </style:style>
    <style:style style:name="T36" style:family="text">
      <style:text-properties fo:font-variant="small-caps" officeooo:rsid="006d2b8a"/>
    </style:style>
    <style:style style:name="T37" style:family="text">
      <style:text-properties fo:font-variant="small-caps" officeooo:rsid="006ade20"/>
    </style:style>
    <style:style style:name="T38" style:family="text">
      <style:text-properties style:font-name="Arial"/>
    </style:style>
    <style:style style:name="T39" style:family="text">
      <style:text-properties style:font-name="Arial1"/>
    </style:style>
    <style:style style:name="T40"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style="italic" style:font-style-asian="italic" style:font-style-complex="italic"/>
    </style:style>
    <style:style style:name="T47" style:family="text">
      <style:text-properties fo:font-style="italic" officeooo:rsid="004acad0" style:font-style-asian="italic" style:font-style-complex="italic"/>
    </style:style>
    <style:style style:name="T48" style:family="text">
      <style:text-properties fo:font-style="normal"/>
    </style:style>
    <style:style style:name="T49" style:family="text">
      <style:text-properties style:font-name="Arial2"/>
    </style:style>
    <style:style style:name="T50" style:family="text">
      <style:text-properties fo:font-variant="normal" fo:text-transform="none"/>
    </style:style>
    <style:style style:name="T5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52" style:family="text">
      <style:text-properties fo:font-variant="normal" fo:text-transform="none" fo:color="#000000" fo:font-size="12pt" fo:letter-spacing="normal" fo:font-style="normal" fo:font-weight="normal" style:font-size-asian="12pt" style:font-size-complex="12pt"/>
    </style:style>
    <style:style style:name="T53" style:family="text">
      <style:text-properties fo:font-variant="normal" fo:text-transform="none" style:font-size-asian="10.5pt"/>
    </style:style>
    <style:style style:name="T54" style:family="text">
      <style:text-properties fo:font-variant="normal" fo:text-transform="none" officeooo:rsid="004c4caf" style:font-size-asian="10.5pt"/>
    </style:style>
    <style:style style:name="T55" style:family="text">
      <style:text-properties fo:font-variant="normal" fo:text-transform="none" officeooo:rsid="004c4caf"/>
    </style:style>
    <style:style style:name="T56" style:family="text">
      <style:text-properties fo:font-variant="normal" fo:text-transform="none" officeooo:rsid="005158ef"/>
    </style:style>
    <style:style style:name="T57" style:family="text">
      <style:text-properties officeooo:rsid="0007ccff"/>
    </style:style>
    <style:style style:name="T58" style:family="text">
      <style:text-properties officeooo:rsid="00098d52"/>
    </style:style>
    <style:style style:name="T59" style:family="text">
      <style:text-properties officeooo:rsid="000ab43f"/>
    </style:style>
    <style:style style:name="T60" style:family="text">
      <style:text-properties officeooo:rsid="0010295f"/>
    </style:style>
    <style:style style:name="T61" style:family="text">
      <style:text-properties officeooo:rsid="0013422a"/>
    </style:style>
    <style:style style:name="T62" style:family="text">
      <style:text-properties officeooo:rsid="00159d1e"/>
    </style:style>
    <style:style style:name="T63" style:family="text">
      <style:text-properties officeooo:rsid="001a37b4"/>
    </style:style>
    <style:style style:name="T64" style:family="text">
      <style:text-properties officeooo:rsid="001c3777"/>
    </style:style>
    <style:style style:name="T65" style:family="text">
      <style:text-properties officeooo:rsid="001eedc6"/>
    </style:style>
    <style:style style:name="T66" style:family="text">
      <style:text-properties officeooo:rsid="001f5cfa"/>
    </style:style>
    <style:style style:name="T67" style:family="text">
      <style:text-properties officeooo:rsid="002148c8"/>
    </style:style>
    <style:style style:name="T68" style:family="text">
      <style:text-properties officeooo:rsid="00218179"/>
    </style:style>
    <style:style style:name="T69" style:family="text">
      <style:text-properties officeooo:rsid="0022949a"/>
    </style:style>
    <style:style style:name="T70" style:family="text">
      <style:text-properties officeooo:rsid="0022f57f"/>
    </style:style>
    <style:style style:name="T71" style:family="text">
      <style:text-properties officeooo:rsid="0024d05d"/>
    </style:style>
    <style:style style:name="T72" style:family="text">
      <style:text-properties fo:font-size="12pt" style:font-size-asian="12pt" style:font-size-complex="12pt"/>
    </style:style>
    <style:style style:name="T73" style:family="text">
      <style:text-properties officeooo:rsid="00269956"/>
    </style:style>
    <style:style style:name="T74" style:family="text">
      <style:text-properties officeooo:rsid="0027ac36"/>
    </style:style>
    <style:style style:name="T75" style:family="text">
      <style:text-properties officeooo:rsid="00285836"/>
    </style:style>
    <style:style style:name="T76" style:family="text">
      <style:text-properties officeooo:rsid="00292f4b"/>
    </style:style>
    <style:style style:name="T77" style:family="text">
      <style:text-properties officeooo:rsid="002afa97"/>
    </style:style>
    <style:style style:name="T78" style:family="text">
      <style:text-properties officeooo:rsid="002b86ca"/>
    </style:style>
    <style:style style:name="T79" style:family="text">
      <style:text-properties officeooo:rsid="002bcaf7"/>
    </style:style>
    <style:style style:name="T80" style:family="text">
      <style:text-properties officeooo:rsid="002da554"/>
    </style:style>
    <style:style style:name="T81" style:family="text">
      <style:text-properties officeooo:rsid="002db4cc"/>
    </style:style>
    <style:style style:name="T82" style:family="text">
      <style:text-properties officeooo:rsid="002ebdca"/>
    </style:style>
    <style:style style:name="T83" style:family="text">
      <style:text-properties officeooo:rsid="002f1e9b"/>
    </style:style>
    <style:style style:name="T84" style:family="text">
      <style:text-properties officeooo:rsid="00306e6b"/>
    </style:style>
    <style:style style:name="T85" style:family="text">
      <style:text-properties officeooo:rsid="00326c26"/>
    </style:style>
    <style:style style:name="T86" style:family="text">
      <style:text-properties officeooo:rsid="00343a18"/>
    </style:style>
    <style:style style:name="T87" style:family="text">
      <style:text-properties officeooo:rsid="00382294"/>
    </style:style>
    <style:style style:name="T88" style:family="text">
      <style:text-properties officeooo:rsid="003bac2d"/>
    </style:style>
    <style:style style:name="T89" style:family="text">
      <style:text-properties officeooo:rsid="003dc3e7"/>
    </style:style>
    <style:style style:name="T90" style:family="text">
      <style:text-properties officeooo:rsid="003fd31f"/>
    </style:style>
    <style:style style:name="T91" style:family="text">
      <style:text-properties officeooo:rsid="004173ad"/>
    </style:style>
    <style:style style:name="T92" style:family="text">
      <style:text-properties officeooo:rsid="004982cb"/>
    </style:style>
    <style:style style:name="T93" style:family="text">
      <style:text-properties officeooo:rsid="004acad0"/>
    </style:style>
    <style:style style:name="T94" style:family="text">
      <style:text-properties officeooo:rsid="004c4caf"/>
    </style:style>
    <style:style style:name="T95" style:family="text">
      <style:text-properties officeooo:rsid="00503551"/>
    </style:style>
    <style:style style:name="T96" style:family="text">
      <style:text-properties officeooo:rsid="005158ef"/>
    </style:style>
    <style:style style:name="T97" style:family="text">
      <style:text-properties officeooo:rsid="0053f868"/>
    </style:style>
    <style:style style:name="T98" style:family="text">
      <style:text-properties officeooo:rsid="0055557a"/>
    </style:style>
    <style:style style:name="T99" style:family="text">
      <style:text-properties officeooo:rsid="005644b5"/>
    </style:style>
    <style:style style:name="T100" style:family="text">
      <style:text-properties officeooo:rsid="00576553"/>
    </style:style>
    <style:style style:name="T101" style:family="text">
      <style:text-properties officeooo:rsid="0058d82c"/>
    </style:style>
    <style:style style:name="T102" style:family="text">
      <style:text-properties officeooo:rsid="005bf0ed"/>
    </style:style>
    <style:style style:name="T103" style:family="text">
      <style:text-properties officeooo:rsid="005dc0c3"/>
    </style:style>
    <style:style style:name="T104" style:family="text">
      <style:text-properties fo:font-weight="bold" style:font-weight-asian="bold" style:font-weight-complex="bold"/>
    </style:style>
    <style:style style:name="T105" style:family="text">
      <style:text-properties officeooo:rsid="005f0b90"/>
    </style:style>
    <style:style style:name="T106" style:family="text">
      <style:text-properties officeooo:rsid="005f3aad"/>
    </style:style>
    <style:style style:name="T107" style:family="text">
      <style:text-properties officeooo:rsid="005fb8ae"/>
    </style:style>
    <style:style style:name="T108" style:family="text">
      <style:text-properties officeooo:rsid="006146e5"/>
    </style:style>
    <style:style style:name="T109" style:family="text">
      <style:text-properties officeooo:rsid="0062381d"/>
    </style:style>
    <style:style style:name="T110" style:family="text">
      <style:text-properties officeooo:rsid="00623ff0"/>
    </style:style>
    <style:style style:name="T111" style:family="text">
      <style:text-properties officeooo:rsid="0063d16b"/>
    </style:style>
    <style:style style:name="T112" style:family="text">
      <style:text-properties officeooo:rsid="0065b86a"/>
    </style:style>
    <style:style style:name="T113" style:family="text">
      <style:text-properties officeooo:rsid="0065c0fd"/>
    </style:style>
    <style:style style:name="T114" style:family="text">
      <style:text-properties officeooo:rsid="006744af"/>
    </style:style>
    <style:style style:name="T115" style:family="text">
      <style:text-properties officeooo:rsid="0068a800"/>
    </style:style>
    <style:style style:name="T116" style:family="text">
      <style:text-properties officeooo:rsid="006ade20"/>
    </style:style>
    <style:style style:name="T117" style:family="text">
      <style:text-properties officeooo:rsid="006b5290"/>
    </style:style>
    <style:style style:name="T118" style:family="text">
      <style:text-properties officeooo:rsid="006d2b8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59">MRC Genome Damage and Stability Centre</text:p>
      <text:p text:style-name="P160">School of Life Sciences</text:p>
      <text:p text:style-name="P159">University of Sussex</text:p>
      <text:p text:style-name="P159">Science Road</text:p>
      <text:p text:style-name="P159">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0">Introduction<text:tab/>4</text:p>
          <text:p text:style-name="P271">Further information<text:tab/>5</text:p>
          <text:p text:style-name="P270">FindFoci<text:tab/>6</text:p>
          <text:p text:style-name="P272">Example Input<text:tab/>6</text:p>
          <text:p text:style-name="P272">Example Output<text:tab/>6</text:p>
          <text:p text:style-name="P271">Features<text:tab/>7</text:p>
          <text:p text:style-name="P271">Overview<text:tab/>7</text:p>
          <text:p text:style-name="P272">Stage 1: Assign Background<text:tab/>8</text:p>
          <text:p text:style-name="P272">Stage 2: Assign Maxima<text:tab/>8</text:p>
          <text:p text:style-name="P272">Stage 3: Expand Peaks<text:tab/>8</text:p>
          <text:p text:style-name="P272">Stage 4: Merge Peaks<text:tab/>9</text:p>
          <text:p text:style-name="P271">Plugin Interface<text:tab/>10</text:p>
          <text:p text:style-name="P272">Mask<text:tab/>10</text:p>
          <text:p text:style-name="P272">Background Parameters<text:tab/>10</text:p>
          <text:p text:style-name="P272">Search Parameters<text:tab/>11</text:p>
          <text:p text:style-name="P272">Peak Merging Parameters<text:tab/>12</text:p>
          <text:p text:style-name="P272">Results Parameters<text:tab/>13</text:p>
          <text:p text:style-name="P272">Advanced Parameters<text:tab/>16</text:p>
          <text:p text:style-name="P271">Results Table<text:tab/>17</text:p>
          <text:p text:style-name="P270">FindFoci GUI<text:tab/>19</text:p>
          <text:p text:style-name="P271">Features<text:tab/>19</text:p>
          <text:p text:style-name="P271">Plugin Interface<text:tab/>19</text:p>
          <text:p text:style-name="P272">Preview<text:tab/>21</text:p>
          <text:p text:style-name="P272">Java Requirements<text:tab/>21</text:p>
          <text:p text:style-name="P270">FindFoci Batch<text:tab/>22</text:p>
          <text:p text:style-name="P271">Features<text:tab/>22</text:p>
          <text:p text:style-name="P271">Overview<text:tab/>22</text:p>
          <text:p text:style-name="P272">Create the FindFoci parameters<text:tab/>22</text:p>
          <text:p text:style-name="P273">Record the options using the ImageJ Macro Recorder<text:tab/>22</text:p>
          <text:p text:style-name="P273">Save the options to file using FindFoci<text:tab/>22</text:p>
          <text:p text:style-name="P273">Save the options to file using the FindFoci Optimiser<text:tab/>23</text:p>
          <text:p text:style-name="P273">Note on the parameters<text:tab/>23</text:p>
          <text:p text:style-name="P271">Plugin Interface<text:tab/>24</text:p>
          <text:p text:style-name="P272">Parameters<text:tab/>24</text:p>
          <text:p text:style-name="P272">Output<text:tab/>25</text:p>
          <text:p text:style-name="P270">FindFoci Optimiser<text:tab/>27</text:p>
          <text:p text:style-name="P272">Example Input<text:tab/>27</text:p>
          <text:p text:style-name="P272">Example Output<text:tab/>28</text:p>
          <text:p text:style-name="P271"><text:soft-page-break/>Features<text:tab/>29</text:p>
          <text:p text:style-name="P271">Overview<text:tab/>29</text:p>
          <text:p text:style-name="P272">Stage 1: Create Reference Foci<text:tab/>29</text:p>
          <text:p text:style-name="P273">Mark Foci on the Image<text:tab/>29</text:p>
          <text:p text:style-name="P273">Specify Foci in a Text File<text:tab/>30</text:p>
          <text:p text:style-name="P273">Loading the Foci<text:tab/>30</text:p>
          <text:p text:style-name="P272">Stage 2: Run the Optimiser<text:tab/>30</text:p>
          <text:p text:style-name="P271">Result Assessment<text:tab/>31</text:p>
          <text:p text:style-name="P271">Plugin Interface<text:tab/>32</text:p>
          <text:p text:style-name="P272">Settings Presets<text:tab/>32</text:p>
          <text:p text:style-name="P272">Initialisation Parameters<text:tab/>33</text:p>
          <text:p text:style-name="P272">Search Parameters<text:tab/>33</text:p>
          <text:p text:style-name="P272">Peak Merging Parameters<text:tab/>34</text:p>
          <text:p text:style-name="P272">Results Parameters<text:tab/>34</text:p>
          <text:p text:style-name="P272">Extra Parameters<text:tab/>34</text:p>
          <text:p text:style-name="P272">Optimisation Parameters<text:tab/>35</text:p>
          <text:p text:style-name="P272">Additional Parameters<text:tab/>35</text:p>
          <text:p text:style-name="P272">Range Limit Fields<text:tab/>36</text:p>
          <text:p text:style-name="P272">Output<text:tab/>36</text:p>
          <text:p text:style-name="P272">Result Table<text:tab/>36</text:p>
          <text:p text:style-name="P273">Showing a result<text:tab/>38</text:p>
          <text:p text:style-name="P272">FindFoci Images<text:tab/>38</text:p>
          <text:p text:style-name="P272">Score Images<text:tab/>38</text:p>
          <text:p text:style-name="P270">FindFoci Optimiser GUI<text:tab/>39</text:p>
          <text:p text:style-name="P271">Features<text:tab/>39</text:p>
          <text:p text:style-name="P271">Plugin Interface<text:tab/>39</text:p>
          <text:p text:style-name="P272">Java Requirements<text:tab/>39</text:p>
          <text:p text:style-name="P270">FindFoci Optimiser Multi-Image<text:tab/>40</text:p>
          <text:p text:style-name="P271">Features<text:tab/>40</text:p>
          <text:p text:style-name="P271">Input<text:tab/>40</text:p>
          <text:p text:style-name="P271">Method for Combined Ranking<text:tab/>40</text:p>
          <text:p text:style-name="P272">Score Conversion<text:tab/>40</text:p>
          <text:p text:style-name="P271">Plugin Interface<text:tab/>42</text:p>
          <text:p text:style-name="P272">Parameters<text:tab/>43</text:p>
          <text:p text:style-name="P271">Results<text:tab/>44</text:p>
          <text:p text:style-name="P272">Result Table<text:tab/>44</text:p>
          <text:p text:style-name="P272">Invalid Results<text:tab/>46</text:p>
          <text:p text:style-name="P270">FindFoci Helper<text:tab/>47</text:p>
          <text:p text:style-name="P271">Features<text:tab/>47</text:p>
          <text:p text:style-name="P271">Overview<text:tab/>47</text:p>
          <text:p text:style-name="P271">Plugin Interface<text:tab/>47</text:p>
          <text:p text:style-name="P272">Parameters<text:tab/>48</text:p>
          <text:p text:style-name="P271">Workflow<text:tab/>48</text:p>
          <text:p text:style-name="P272">Multi-point ROI Mode<text:tab/>48</text:p>
          <text:p text:style-name="P272">Initialisation<text:tab/>48</text:p>
          <text:p text:style-name="P272">Marking Peaks<text:tab/>49</text:p>
          <text:p text:style-name="P272">Moving Peaks<text:tab/>50</text:p>
          <text:p text:style-name="P272">Deleting Peaks<text:tab/>50</text:p>
          <text:p text:style-name="P272">Point Overlay<text:tab/>50</text:p>
          <text:p text:style-name="P272">Saving Results<text:tab/>51</text:p>
          <text:p text:style-name="P272">Stopping Point Alignment<text:tab/>52</text:p>
          <text:p text:style-name="P271">Alignment Log<text:tab/>52</text:p>
          <text:p text:style-name="P272"><text:soft-page-break/>Java Requirements<text:tab/>52</text:p>
          <text:p text:style-name="P270">Match Calculator<text:tab/>53</text:p>
          <text:p text:style-name="P272">Example Input<text:tab/>53</text:p>
          <text:p text:style-name="P272">Example Output<text:tab/>53</text:p>
          <text:p text:style-name="P271">Features<text:tab/>54</text:p>
          <text:p text:style-name="P271">Overview<text:tab/>54</text:p>
          <text:p text:style-name="P272">Match Algorithm<text:tab/>54</text:p>
          <text:p text:style-name="P272">Height Analysis<text:tab/>54</text:p>
          <text:p text:style-name="P271">Plugin Interface<text:tab/>56</text:p>
          <text:p text:style-name="P272">Parameters<text:tab/>56</text:p>
          <text:p text:style-name="P271">Extra Parameters<text:tab/>57</text:p>
          <text:p text:style-name="P271">Results Table<text:tab/>58</text:p>
          <text:p text:style-name="P271">Unmatched Results Table<text:tab/>59</text:p>
          <text:p text:style-name="P271">Matched Results Table<text:tab/>59</text:p>
          <text:p text:style-name="P271">Overlay<text:tab/>60</text:p>
          <text:p text:style-name="P270">Point Aligner<text:tab/>61</text:p>
          <text:p text:style-name="P272">Example Input<text:tab/>61</text:p>
          <text:p text:style-name="P272">Example Output<text:tab/>61</text:p>
          <text:p text:style-name="P271">Features<text:tab/>62</text:p>
          <text:p text:style-name="P271">Overview<text:tab/>62</text:p>
          <text:p text:style-name="P272">Alignment Algorithm<text:tab/>62</text:p>
          <text:p text:style-name="P273">Minimum Peak Height Limit<text:tab/>63</text:p>
          <text:p text:style-name="P273">Alignment Results<text:tab/>63</text:p>
          <text:p text:style-name="P271">Plugin Interface<text:tab/>64</text:p>
          <text:p text:style-name="P272">Parameters<text:tab/>64</text:p>
          <text:p text:style-name="P271">Results Table<text:tab/>65</text:p>
          <text:p text:style-name="P271">Alignment Log<text:tab/>66</text:p>
          <text:p text:style-name="P273">OK / Moved<text:tab/>66</text:p>
          <text:p text:style-name="P273">Conflict<text:tab/>66</text:p>
          <text:p text:style-name="P273">NoAlign<text:tab/>66</text:p>
          <text:p text:style-name="P271">Unaligned Images<text:tab/>67</text:p>
          <text:p text:style-name="P271">Overlay<text:tab/>68</text:p>
          <text:p text:style-name="P270">Point Extractor<text:tab/>69</text:p>
          <text:p text:style-name="P271">Features<text:tab/>69</text:p>
          <text:p text:style-name="P271">Overview<text:tab/>69</text:p>
          <text:p text:style-name="P272">Parameters<text:tab/>70</text:p>
          <text:p text:style-name="P272">Creating a 3D coordinate file<text:tab/>71</text:p>
          <text:p text:style-name="P270">References<text:tab/>72</text:p>
          <text:p text:style-name="P270">Appendix 1: BeansBinding Java framework<text:tab/>73</text:p>
          <text:p text:style-name="P270">Appendix 2: Binary Scoring Statistics<text:tab/>74</text:p>
          <text:p text:style-name="P271">Jaccard<text:tab/>74</text:p>
          <text:p text:style-name="P271">Recall<text:tab/>74</text:p>
          <text:p text:style-name="P271">Precision<text:tab/>74</text:p>
          <text:p text:style-name="P271">F-score<text:tab/>75</text:p>
          <text:p text:style-name="P271">Defining the Actual or Predicted Points<text:tab/>75</text:p>
        </text:index-body>
      </text:table-of-content>
      <text:h text:style-name="Heading_20_1" text:outline-level="1">Introduction</text:h>
      <text:p text:style-name="P126">The <text:span text:style-name="T6">FindFoci</text:span> <text:span text:style-name="T6">ImageJ</text:span> plugins allow the identification of peak intensity regions within 2D and 3D images. <text:span text:style-name="T97">The algorithm is highly configurable and parameters can be optimised using reference images and then applied to multiple images using the batch mode. </text:span></text:p>
      <text:p text:style-name="P126">There are <text:span text:style-name="T97">six </text:span>different plugins that can be run from the <text:span text:style-name="T6">ImageJ</text:span> plugins menu:</text:p>
      <text:list xml:id="list5668219365817112893" text:style-name="L1">
        <text:list-item>
          <text:p text:style-name="P186">FindFoci</text:p>
        </text:list-item>
        <text:list-item>
          <text:p text:style-name="P184"><text:span text:style-name="T6">FindFoci</text:span> GUI</text:p>
        </text:list-item>
        <text:list-item>
          <text:p text:style-name="P187">FindFoci Batch</text:p>
        </text:list-item>
        <text:list-item>
          <text:p text:style-name="P186">FindFoci Optimiser</text:p>
        </text:list-item>
        <text:list-item>
          <text:p text:style-name="P184"><text:span text:style-name="T6">FindFoci Optimiser</text:span> GUI</text:p>
        </text:list-item>
        <text:list-item>
          <text:p text:style-name="P185"><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26">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97">A preview option allows the parameters to be interactively updated</text:span>.</text:p>
      <text:p text:style-name="P101">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26">The <text:span text:style-name="T6">FindFoci Optimiser</text:span> <text:span text:style-name="T97">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96">or the </text:span><text:span text:style-name="T27">FindFoci Batch</text:span><text:span text:style-name="T96">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19"><text:span text:style-name="T96">The </text:span><text:span text:style-name="T27">FindFoci Optimiser Multi-Image </text:span><text:span text:style-name="T5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51517966045051" text:continue-list="list5668219365817112893" text:style-name="L1">
        <text:list-item text:start-value="1">
          <text:p text:style-name="P184"><text:span text:style-name="T6">FindFoci</text:span> <text:span text:style-name="T6">Helper</text:span></text:p>
        </text:list-item>
        <text:list-item>
          <text:p text:style-name="P188">Match Calculator</text:p>
        </text:list-item>
        <text:list-item>
          <text:p text:style-name="P186">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79">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27">The <text:span text:style-name="T6">FindFoci</text:span> algorithm and the advantages of training software on multiple reference images for focus detection is described in the paper:</text:p>
      <text:p text:style-name="P127">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39"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5"><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69" text:outline-level="2">Features</text:h>
      <text:list xml:id="list8323386907000761097" text:style-name="L2">
        <text:list-item>
          <text:p text:style-name="P172">Processes 8-bit and 16-bit greyscale images</text:p>
        </text:list-item>
        <text:list-item>
          <text:p text:style-name="P172">Processes 2D and 3D images (i.e. image stacks)</text:p>
        </text:list-item>
        <text:list-item>
          <text:p text:style-name="P175">Allows hyperstacks but only processes the current channel and time frame</text:p>
        </text:list-item>
        <text:list-item>
          <text:p text:style-name="P172">Finds peak regions above a configurable background</text:p>
        </text:list-item>
        <text:list-item>
          <text:p text:style-name="P176">Searches within the region of interest (ROI) if available</text:p>
        </text:list-item>
        <text:list-item>
          <text:p text:style-name="P172">Merges sub-peaks into their parent using merging criteria</text:p>
        </text:list-item>
        <text:list-item>
          <text:p text:style-name="P172">Ranks peaks using configurable criteria and outputs the top N</text:p>
        </text:list-item>
        <text:list-item>
          <text:p text:style-name="P172">Outputs the peaks regions as a new image</text:p>
        </text:list-item>
        <text:list-item>
          <text:p text:style-name="P172">Generates a results table</text:p>
        </text:list-item>
        <text:list-item>
          <text:p text:style-name="P172">Marks peak centres using <text:span text:style-name="T6">ImageJ</text:span> point ROIs</text:p>
        </text:list-item>
        <text:list-item>
          <text:p text:style-name="P177">Allows processing within a mask, labelling maxima within each identified mask object</text:p>
        </text:list-item>
        <text:list-item>
          <text:p text:style-name="P172">Saves results text table and images to a directory</text:p>
        </text:list-item>
        <text:list-item>
          <text:p text:style-name="P172">All functionality is scriptable</text:p>
        </text:list-item>
        <text:list-item>
          <text:p text:style-name="P172">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6"><draw:image xlink:href="Pictures/10000000000001C6000000E3C6A5424D.png" xlink:type="simple" xlink:show="embed" xlink:actuate="onLoad"/></draw:frame></text:p>
      <text:h text:style-name="Heading_20_3" text:outline-level="3"><text:soft-page-break/>Stage 1: Assign Background</text:h>
      <text:p text:style-name="P154">Assign the background level (all pixels below this level are ignored). </text:p>
      <text:p text:style-name="P2"><draw:frame draw:style-name="fr1" draw:name="graphics14" text:anchor-type="as-char" svg:width="10.677cm" svg:height="5.339cm" draw:z-index="17"><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8"><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9"><draw:image xlink:href="Pictures/10000000000001C6000000E3BBB00B05.png" xlink:type="simple" xlink:show="embed" xlink:actuate="onLoad"/></draw:frame></text:p>
      <text:h text:style-name="Heading_20_3" text:outline-level="3"><text:soft-page-break/>Stage 4: Merge Peaks</text:h>
      <text:p text:style-name="P154">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3"><draw:image xlink:href="Pictures/10000000000001C6000000E3C3B0386D.png" xlink:type="simple" xlink:show="embed" xlink:actuate="onLoad"/></draw:frame></text:p>
      <text:h text:style-name="P269"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draw:frame draw:style-name="fr2" draw:name="Image5" text:anchor-type="as-char" svg:width="17cm" svg:height="11.818cm" draw:z-index="24"><draw:image xlink:href="Pictures/1000020100000331000002385BC8DD15.png" xlink:type="simple" xlink:show="embed" xlink:actuate="onLoad"/></draw:frame></text:p>
      <text:h text:style-name="P245" text:outline-level="3">Mask</text:h>
      <text:p text:style-name="P128"><text:span text:style-name="T98">The </text:span><text:span text:style-name="T28">Mask </text:span><text:span text:style-name="T98">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29">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246" text:outline-level="3">Background Parameters</text:h>
      <text:p text:style-name="P128">The background parameters set the lowest intensity level used in the search for peak areas. Pixels that are below this level will not be included in the peak areas. </text:p>
      <text:p text:style-name="P128">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158"><text:soft-page-break/>The background parameters section contains <text:span text:style-name="T60">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48">Background Method</text:p>
          </table:table-cell>
          <table:table-cell table:style-name="Table37.B1" office:value-type="string">
            <text:p text:style-name="P48">Description</text:p>
          </table:table-cell>
        </table:table-row>
        <table:table-row>
          <table:table-cell table:style-name="Table37.A2" office:value-type="string">
            <text:p text:style-name="P62">Absolute</text:p>
          </table:table-cell>
          <table:table-cell table:style-name="Table37.B2" office:value-type="string">
            <text:p text:style-name="P6">The background intensity is set using the input value in the <text:span text:style-name="T7">Background parameter</text:span> text field</text:p>
          </table:table-cell>
        </table:table-row>
        <table:table-row>
          <table:table-cell table:style-name="Table37.A2" office:value-type="string">
            <text:p text:style-name="P62">Mean</text:p>
          </table:table-cell>
          <table:table-cell table:style-name="Table37.B2" office:value-type="string">
            <text:p text:style-name="P6">The background intensity is set using the mean of the image</text:p>
          </table:table-cell>
        </table:table-row>
        <table:table-row>
          <table:table-cell table:style-name="Table37.A2" office:value-type="string">
            <text:p text:style-name="P62">Std.Dev above mean</text:p>
          </table:table-cell>
          <table:table-cell table:style-name="Table37.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62">Auto threshold</text:p>
          </table:table-cell>
          <table:table-cell table:style-name="Table37.B2" office:value-type="string">
            <text:p text:style-name="P39">The background intensity is set using the Auto-threshold method.</text:p>
            <text:p text:style-name="P39">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62">None</text:p>
          </table:table-cell>
          <table:table-cell table:style-name="Table37.B2" office:value-type="string">
            <text:p text:style-name="P6">The background intensity is set as 0. Equivalent to using <text:span text:style-name="T7">Absolute</text:span> with a value of zero</text:p>
          </table:table-cell>
        </table:table-row>
      </table:table>
      <text:p text:style-name="P153"><text:span text:style-name="T60">The </text:span><text:span text:style-name="T10">Statistics mode </text:span><text:span text:style-name="T60">option is only relevant when using a selected region of interest (area ROI) on the image</text:span>. <text:span text:style-name="T60">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60">option.</text:span></text:p>
      <text:h text:style-name="P255" text:outline-level="3">Search Parameters</text:h>
      <text:p text:style-name="P168">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168">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69">Search Method</text:p>
          </table:table-cell>
          <table:table-cell table:style-name="Table2.B1" office:value-type="string">
            <text:p text:style-name="P169">Description</text:p>
          </table:table-cell>
        </table:table-row>
        <table:table-row>
          <table:table-cell table:style-name="Table2.A2" office:value-type="string">
            <text:p text:style-name="P170">Above background</text:p>
          </table:table-cell>
          <table:table-cell table:style-name="Table2.B2" office:value-type="string">
            <text:p text:style-name="P171">A region is grown until the intensity drops below the background (default method)</text:p>
          </table:table-cell>
        </table:table-row>
        <table:table-row>
          <table:table-cell table:style-name="Table2.A2" office:value-type="string">
            <text:p text:style-name="P170">Half peak value</text:p>
          </table:table-cell>
          <table:table-cell table:style-name="Table2.B2" office:value-type="string">
            <text:p text:style-name="P171">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ext:soft-page-break/>
        <table:table-row>
          <table:table-cell table:style-name="Table2.A2" office:value-type="string">
            <text:p text:style-name="P170">Fraction of peak - background</text:p>
          </table:table-cell>
          <table:table-cell table:style-name="Table2.B2" office:value-type="string">
            <text:p text:style-name="P171">A region is grown until the intensity drops to:</text:p>
            <text:p text:style-name="P171">background + (parameter value) * (peak height)</text:p>
            <text:p text:style-name="P171">E.g. a <text:span text:style-name="T6">Search parameter</text:span> of 0.2 would grow the peak to 80% of its height above the background.</text:p>
          </table:table-cell>
        </table:table-row>
      </table:table>
      <text:h text:style-name="P254"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6"><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7"><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8"><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9"><draw:image xlink:href="Pictures/10000000000000ED00000094DD69E3D4.png" xlink:type="simple" xlink:show="embed" xlink:actuate="onLoad"/></draw:frame></text:p>
          </table:table-cell>
        </table:table-row>
      </table:table>
      <text:p text:style-name="P142">Peaks can be merged using two criteria: the peak size and the peak height.</text:p>
      <text:p text:style-name="P59">Peak size</text:p>
      <text:p text:style-name="Text_20_body">The <text:span text:style-name="T7">Minimum size</text:span> parameter sets the minimum size of a peak. If the peak is below this size then the peak is merged/removed. Set to zero to show all peaks including isolated local <text:soft-page-break/>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59">Peak Height</text:p>
      <text:p text:style-name="P61">The peak height sets a minimum height that the peak must be above the highest saddle point, i.e. how far the peak stand out from any neighbours.</text:p>
      <text:p text:style-name="P61">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48">Minimum Peak Height</text:p>
          </table:table-cell>
          <table:table-cell table:style-name="Table3.B1" office:value-type="string">
            <text:p text:style-name="P48">Description</text:p>
          </table:table-cell>
        </table:table-row>
        <table:table-row>
          <table:table-cell table:style-name="Table3.A2" office:value-type="string">
            <text:p text:style-name="P62">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62">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62">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42">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text:soft-page-break/>mask images the peak maxima (X,Y,Z coordinates) are shown as white pixels.</text:p>
      <text:p text:style-name="P154">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48">Result</text:p>
          </table:table-cell>
          <table:table-cell table:style-name="Table5.B1" office:value-type="string">
            <text:p text:style-name="P48">Description</text:p>
          </table:table-cell>
        </table:table-row>
        <table:table-row table:style-name="Table5.1">
          <table:table-cell table:style-name="Table5.A2" office:value-type="string">
            <text:p text:style-name="P78">None</text:p>
          </table:table-cell>
          <table:table-cell table:style-name="Table5.B2" office:value-type="string">
            <text:p text:style-name="P6">No mask image is shown</text:p>
          </table:table-cell>
        </table:table-row>
        <table:table-row table:style-name="Table5.1">
          <table:table-cell table:style-name="Table5.A2" office:value-type="string">
            <text:p text:style-name="P62">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30"><draw:image xlink:href="Pictures/10000000000000C8000000A024C3BF5B.png" xlink:type="simple" xlink:show="embed" xlink:actuate="onLoad"/></draw:frame></text:p>
          </table:table-cell>
        </table:table-row>
        <table:table-row table:style-name="Table5.1">
          <table:table-cell table:style-name="Table5.A2" office:value-type="string">
            <text:p text:style-name="P62">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1"><draw:image xlink:href="Pictures/10000000000000C8000000A0EB86FA8B.png" xlink:type="simple" xlink:show="embed" xlink:actuate="onLoad"/></draw:frame></text:p>
          </table:table-cell>
        </table:table-row>
        <table:table-row table:style-name="Table5.1">
          <table:table-cell table:style-name="Table5.A2" office:value-type="string">
            <text:p text:style-name="P62">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2"><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62">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3"><draw:image xlink:href="Pictures/10000000000000C8000000A022C97982.png" xlink:type="simple" xlink:show="embed" xlink:actuate="onLoad"/></draw:frame></text:p>
          </table:table-cell>
        </table:table-row>
      </table:table>
      <text:p text:style-name="P142">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62">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62">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62">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63">Show peak maxima as dots</text:p>
          </table:table-cell>
          <table:table-cell table:style-name="Table4.B2" office:value-type="string">
            <text:p text:style-name="P8"><text:span text:style-name="T57">If this option is selected then the pixel location at the centre of the maxima will be given the maximum value displayed in the mask (this can be used instead of </text:span><text:span text:style-name="T9">Mark peak maxima</text:span><text:span text:style-name="T57">). Disable this if the mask will be used for region labelling based on pixel value</text:span></text:p>
          </table:table-cell>
        </table:table-row>
        <table:table-row>
          <table:table-cell table:style-name="Table4.A2" office:value-type="string">
            <text:p text:style-name="P62">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64">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row>
          <table:table-cell table:style-name="Table4.A2" office:value-type="string">
            <text:p text:style-name="P76">Results directory</text:p>
          </table:table-cell>
          <table:table-cell table:style-name="Table4.B2" office:value-type="string">
            <text:p text:style-name="P38">Specify a valid directory to save the results</text:p>
          </table:table-cell>
        </table:table-row>
        <table:table-row>
          <table:table-cell table:style-name="Table4.A2" office:value-type="string">
            <text:p text:style-name="P76">Object analysis</text:p>
          </table:table-cell>
          <table:table-cell table:style-name="Table4.B2" office:value-type="string">
            <text:p text:style-name="P38">If a mask was used then this option will search for objects within the mask. All non-zero pixels are <text:span text:style-name="T99">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76">Show object mask</text:p>
          </table:table-cell>
          <table:table-cell table:style-name="Table4.B2" office:value-type="string">
            <text:p text:style-name="P40">Select this option to display an image of the mask objects calculated by the <text:span text:style-name="T6">Object analysis</text:span>. Pixels will have the object ID as their pixel value</text:p>
          </table:table-cell>
        </table:table-row>
      </table:table>
      <text:p text:style-name="P149">The <text:span text:style-name="T7">Results directory</text:span> parameter allows the user to specify a directory to use to save the results. The directory must exist otherwise the plugin ignores the parameter. If the <text:soft-page-break/>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6225179537683664876" text:style-name="L3">
        <text:list-item>
          <text:p text:style-name="P194">.<text:span text:style-name="T61">xls</text:span>: A <text:span text:style-name="T61">tab-delimited </text:span>text file containing the results as written to the result table (the <text:span text:style-name="T7">Show table</text:span> option is not required)</text:p>
        </text:list-item>
        <text:list-item>
          <text:p text:style-name="P194">.roi: An <text:span text:style-name="T6">ImageJ</text:span> ROI file. This uses <text:span text:style-name="T6">ImageJ</text:span>'s ROI format. It can be loaded into <text:span text:style-name="T6">ImageJ</text:span> using the ROI manager</text:p>
        </text:list-item>
        <text:list-item>
          <text:p text:style-name="P194">.params: A text file containing all the parameters used to run the plugin including the original input image filename. <text:span text:style-name="T101">This can be used as input for the </text:span><text:span text:style-name="T30">FindFoci Batch</text:span><text:span text:style-name="T101"> plugin</text:span></text:p>
        </text:list-item>
      </text:list>
      <text:h text:style-name="Heading_20_3" text:outline-level="3"><text:span text:style-name="T62">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77">Centre Method</text:p>
          </table:table-cell>
          <table:table-cell table:style-name="Table7.B1" office:value-type="string">
            <text:p text:style-name="P48">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text:soft-page-break/>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48">Result</text:p>
          </table:table-cell>
          <table:table-cell table:style-name="Table6.B1" office:value-type="string">
            <text:p text:style-name="P48">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row>
          <table:table-cell table:style-name="Table6.A2" office:value-type="string">
            <text:p text:style-name="P40">Object</text:p>
          </table:table-cell>
          <table:table-cell table:style-name="Table6.B2" office:value-type="string">
            <text:p text:style-name="P40">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0">State</text:p>
          </table:table-cell>
          <table:table-cell table:style-name="Table6.B2" office:value-type="string">
            <text:p text:style-name="P40">The original mask value of the parent containing object identified <text:soft-page-break/>by the mask object analysis. If <text:span text:style-name="T6">Object analysis</text:span> was not selected this will be zero</text:p>
          </table:table-cell>
        </table:table-row>
      </table:table>
      <text:p text:style-name="P142">Note: Although not all the columns are listed in the <text:span text:style-name="T7">Sort method</text:span> parameter, some values are derived from others and it should be possible to order the results using any column <text:span text:style-name="T100">describing the maximum properties</text:span>.</text:p>
      <text:p text:style-name="P148">It is not possible to sort using the <text:span text:style-name="T6">Object </text:span>or <text:span text:style-name="T6">State</text:span> columns since the object analysis is performed after selection of the top maxima.</text:p>
      <text:h text:style-name="P238" text:outline-level="1"><text:span text:style-name="T6">FindFoci</text:span> <text:span text:style-name="T73">GUI</text:span></text:h>
      <text:p text:style-name="Text_20_body"><text:span text:style-name="T6">ImageJ</text:span> plugin that finds areas of maximum intensity in 2D and 3D images. The <text:span text:style-name="T73">Graphical User Interface (GUI) </text:span>passes the selected parameters to the <text:span text:style-name="T6">FindFoci</text:span> plugin for processing.</text:p>
      <text:h text:style-name="Heading_20_2" text:outline-level="2">Features</text:h>
      <text:list xml:id="list151518210974650" text:continue-list="list8323386907000761097" text:style-name="L2">
        <text:list-item>
          <text:p text:style-name="P172">Permanent <text:span text:style-name="T73">GUI</text:span> within <text:span text:style-name="T6">ImageJ</text:span></text:p>
        </text:list-item>
        <text:list-item>
          <text:p text:style-name="P172">Allows different images to be selected</text:p>
        </text:list-item>
        <text:list-item>
          <text:p text:style-name="P172">Runs the <text:span text:style-name="T6">FindFoci</text:span> algorithm to identify peak regions</text:p>
        </text:list-item>
        <text:list-item>
          <text:p text:style-name="P195">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54"><text:soft-page-break/>The following image shows the interface for the <text:span text:style-name="T6">FindFoci</text:span> GUI:</text:p>
      <text:p text:style-name="P2"><draw:frame draw:style-name="fr1" draw:name="Image3" text:anchor-type="as-char" svg:width="11.904cm" svg:height="16.693cm" draw:z-index="34"><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30">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31"><draw:frame draw:style-name="fr1" draw:name="Image23" text:anchor-type="as-char" svg:width="11.904cm" svg:height="11.613cm" draw:z-index="35"><draw:image xlink:href="Pictures/10000201000001C2000001B798D925C7.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79">The <text:span text:style-name="T6">FindFoci</text:span> <text:span text:style-name="T73">GUI</text:span> uses the BeansBinding Java framework. More details can be found in <text:bookmark-ref text:reference-format="text" text:ref-name="__RefHeading__1256_629338604">Appendix 1: BeansBinding Java framework</text:bookmark-ref>.</text:p>
      <text:h text:style-name="P240" text:outline-level="1">FindFoci Batch</text:h>
      <text:p text:style-name="P118"><text:span text:style-name="T6">ImageJ</text:span> plugin that <text:span text:style-name="T74">runs the </text:span><text:span text:style-name="T13">FindFoci</text:span><text:span text:style-name="T74"> algorithm on all the images in a chosen directory. Results are saved to an output directory.</text:span></text:p>
      <text:h text:style-name="P257" text:outline-level="2">Features</text:h>
      <text:list xml:id="list151519190711162" text:continue-numbering="true" text:style-name="L2">
        <text:list-item>
          <text:p text:style-name="P178">Batch processing of images using <text:span text:style-name="T6">FindFoci</text:span></text:p>
        </text:list-item>
        <text:list-item>
          <text:p text:style-name="P178">Auto-detection of mask images</text:p>
        </text:list-item>
        <text:list-item>
          <text:p text:style-name="P178">Parameters are specified using an input file</text:p>
        </text:list-item>
        <text:list-item>
          <text:p text:style-name="P173">Save<text:span text:style-name="T74">s</text:span> the results <text:span text:style-name="T74">to an output directory</text:span></text:p>
        </text:list-item>
      </text:list>
      <text:h text:style-name="P257" text:outline-level="2">Overview</text:h>
      <text:p text:style-name="P118">The <text:span text:style-name="T6">FindFoci Batch</text:span><text:span text:style-name="T74"> plugin can be used to speed up the analysis of large numbers of images. All the images in a single directory can be processed with the same parameters and the results recorded to an output directory.</text:span></text:p>
      <text:p text:style-name="P102">The input images can be any format that is read by <text:span text:style-name="T6">ImageJ</text:span>. The output images (if selected as an output option) will use the TIFF format.</text:p>
      <text:h text:style-name="P247" text:outline-level="3">Create the <text:span text:style-name="T6">FindFoci</text:span> parameters</text:h>
      <text:p text:style-name="P118">The <text:span text:style-name="T74">batch plugin </text:span>requires a<text:span text:style-name="T74">ll the parameters for </text:span><text:span text:style-name="T13">FindFoci</text:span><text:span text:style-name="T74"> to be specified in a file. This can be done using three methods:</text:span></text:p>
      <text:h text:style-name="P274" text:outline-level="4">Record the options <text:span text:style-name="T74">using the </text:span><text:span text:style-name="T13">ImageJ</text:span><text:span text:style-name="T74"> Macro Recorder</text:span></text:h>
      <text:list xml:id="list8336224137125524059" text:style-name="L4">
        <text:list-item>
          <text:p text:style-name="P196">Start the <text:span text:style-name="T6">ImageJ</text:span> macro recorder using 'Plugins &gt; Macros &gt; Record...'</text:p>
        </text:list-item>
        <text:list-item>
          <text:p text:style-name="P196">Run the <text:span text:style-name="T6">FindFoci</text:span> plugin on an example image with the desired parameters</text:p>
        </text:list-item>
        <text:list-item>
          <text:p text:style-name="P196">The <text:span text:style-name="T6">ImageJ</text:span> Recorder will save the plugin name and options in the recorder using the following entry:<text:line-break/>run(“<text:span text:style-name="T50">FindFoci</text:span>”, “[options ...]”);</text:p>
        </text:list-item>
        <text:list-item>
          <text:p text:style-name="P196">Copy the options string from the Recorder window and save it to a text file. <text:span text:style-name="T80">The options should be saved to a single line in the file</text:span></text:p>
        </text:list-item>
      </text:list>
      <text:p text:style-name="P102">The saved macro options can be used as the <text:span text:style-name="T6">FindFoci</text:span> parameters file.</text:p>
      <text:h text:style-name="P274" text:outline-level="4">Save the options to file <text:span text:style-name="T101">using </text:span><text:span text:style-name="T30">FindFoci</text:span></text:h>
      <text:list xml:id="list4072241436772661503" text:style-name="L5">
        <text:list-item>
          <text:p text:style-name="P197">Start the <text:span text:style-name="T6">FindFoci</text:span> plugin on an example image with the desired parameters</text:p>
        </text:list-item>
        <text:list-item>
          <text:p text:style-name="P197">Ensure that you provide a valid path to a results directory</text:p>
        </text:list-item>
        <text:list-item>
          <text:p text:style-name="P197">Run the plugin</text:p>
        </text:list-item>
      </text:list>
      <text:p text:style-name="P103">OR</text:p>
      <text:list xml:id="list614927632708792893" text:style-name="L6">
        <text:list-item>
          <text:p text:style-name="P199">Start the <text:span text:style-name="T6">FindFoci GUI</text:span> plugin</text:p>
        </text:list-item>
        <text:list-item>
          <text:p text:style-name="P199">Select an example image and set the desired parameters</text:p>
        </text:list-item>
        <text:list-item>
          <text:p text:style-name="P199">Click the 'Advanced options...' button</text:p>
        </text:list-item>
        <text:list-item>
          <text:p text:style-name="P199">Ensure the 'Save results' checkbox is selected and provide <text:span text:style-name="T74">a valid path to a results directory</text:span></text:p>
        </text:list-item>
        <text:list-item>
          <text:p text:style-name="P199"><text:soft-page-break/>Click the 'Run' button to run the <text:span text:style-name="T6">FindFoci</text:span> plugin</text:p>
        </text:list-item>
      </text:list>
      <text:p text:style-name="P102">The <text:span text:style-name="T6">FindFoci</text:span> plugin will save a file to the results directory containing all the parameters needed for the plugin. The file will be named <text:span text:style-name="T50">FindFoci</text:span>-[ImageTitle]-YYYYMMDD_Hhmmss.params. The params file can be used as the <text:span text:style-name="T6">FindFoci </text:span><text:span text:style-name="T30">Batch</text:span> parameters file. <text:span text:style-name="T75">The file and file extension can be renamed if desired.</text:span></text:p>
      <text:h text:style-name="P275" text:outline-level="4">Save the options to file <text:span text:style-name="T101">using the </text:span><text:span text:style-name="T30">FindFoci Optimiser</text:span></text:h>
      <text:list xml:id="list1691765630226839279" text:style-name="L7">
        <text:list-item>
          <text:p text:style-name="P200"><text:span text:style-name="T101">Run the </text:span><text:span text:style-name="T13">FindFoci </text:span><text:span text:style-name="T30">Optimiser</text:span><text:span text:style-name="T74"> plugin on an example image</text:span></text:p>
        </text:list-item>
        <text:list-item>
          <text:p text:style-name="P198">Ensure that you provide a valid path to a results <text:span text:style-name="T101">file</text:span></text:p>
        </text:list-item>
        <text:list-item>
          <text:p text:style-name="P201">The optimiser will save the top scoring parameters to file with the suffix '.params'</text:p>
        </text:list-item>
      </text:list>
      <text:p text:style-name="P132">Note that if the <text:span text:style-name="T6">FindFoci Optimiser</text:span> is run in multi-image mode then the parameters file will be placed in the output directory and named 'all.params'.</text:p>
      <text:h text:style-name="P275" text:outline-level="4">Note <text:span text:style-name="T80">on the parameters</text:span></text:h>
      <text:p text:style-name="P103">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06">The <text:span text:style-name="T6">FindFoci Batch</text:span> plugin will ignore the entries for:</text:p>
      <text:list xml:id="list5745580886880840844" text:style-name="L8">
        <text:list-item>
          <text:p text:style-name="P203">results_directory: <text:span text:style-name="T78">This is specified in the </text:span><text:span text:style-name="T14">FindFoci Batch</text:span><text:span text:style-name="T78"> dialog</text:span></text:p>
        </text:list-item>
        <text:list-item>
          <text:p text:style-name="P202">image: The image is auto-detected from the input directory</text:p>
        </text:list-item>
        <text:list-item>
          <text:p text:style-name="P204">mask: <text:span text:style-name="T78">The mask is auto-detected using filenames</text:span></text:p>
        </text:list-item>
        <text:list-item>
          <text:p text:style-name="P205">show_table: The plugin will not produce a table of results as the results are always saved to a .xls file in the results directory</text:p>
        </text:list-item>
      </text:list>
      <text:h text:style-name="P257" text:outline-level="2"><text:bookmark-start text:name="__RefHeading__1241_6293386041"/><text:soft-page-break/>Plugin Interface<text:bookmark-end text:name="__RefHeading__1241_6293386041"/></text:h>
      <text:p text:style-name="P157">The <text:span text:style-name="T6">FindFoci Batch</text:span> interface uses the standard <text:span text:style-name="T6">ImageJ</text:span> Generic Dialog.</text:p>
      <text:p text:style-name="P5"><draw:frame draw:style-name="fr1" draw:name="Image20" text:anchor-type="as-char" svg:width="14.444cm" svg:height="10.37cm" draw:z-index="36"><draw:image xlink:href="Pictures/1000020100000222000001883FEB152F.png" xlink:type="simple" xlink:show="embed" xlink:actuate="onLoad"/></draw:frame></text:p>
      <text:p text:style-name="P104">The input fields must specify the full path to the directories and the parameters file. If you double-click in the text field the plugin will open a selection dialog, for example:</text:p>
      <text:p text:style-name="P105"><draw:frame draw:style-name="fr1" draw:name="Image21" text:anchor-type="as-char" svg:width="13.834cm" svg:height="9.338cm" draw:z-index="37"><draw:image xlink:href="Pictures/100002010000020B00000161F503A29B.png" xlink:type="simple" xlink:show="embed" xlink:actuate="onLoad"/></draw:frame></text:p>
      <text:h text:style-name="P248" text:outline-level="3">Parameters</text:h>
      <table:table table:name="Table31" table:style-name="Table31">
        <table:table-column table:style-name="Table31.A"/>
        <table:table-column table:style-name="Table31.B"/>
        <table:table-row>
          <table:table-cell table:style-name="Table31.A1" office:value-type="string">
            <text:p text:style-name="P57">Option</text:p>
          </table:table-cell>
          <table:table-cell table:style-name="Table31.B1" office:value-type="string">
            <text:p text:style-name="P57">Description</text:p>
          </table:table-cell>
        </table:table-row>
        <table:table-row>
          <table:table-cell table:style-name="Table31.A2" office:value-type="string">
            <text:p text:style-name="P69">Input directory</text:p>
          </table:table-cell>
          <table:table-cell table:style-name="Table31.B2" office:value-type="string">
            <text:p text:style-name="P27">The directory containing the images to process.<text:soft-page-break/></text:p>
            <text:p text:style-name="P27">All valid images supported by <text:span text:style-name="T6">ImageJ</text:span> will be opened. Note that the <text:span text:style-name="T6">FindFoci</text:span> plugin will only work on 8 and 16 bit images so do not put 32-bit or RGB color images in the directory.</text:p>
            <text:p text:style-name="P27">Any file with the text 'mask.' will be ignored as these are assumed to be mask images. Optional mask images should be named using the image title with the text 'mask.' placed before the image extension:</text:p>
            <text:p text:style-name="P27">[image_name].mask.[ext]</text:p>
          </table:table-cell>
        </table:table-row>
        <table:table-row>
          <table:table-cell table:style-name="Table31.A2" office:value-type="string">
            <text:p text:style-name="P75">Mask directory</text:p>
          </table:table-cell>
          <table:table-cell table:style-name="Table31.B2" office:value-type="string">
            <text:p text:style-name="P28">The directory containing <text:span text:style-name="T90">mask</text:span> images.</text:p>
            <text:p text:style-name="P34">This parameter is optional.</text:p>
            <text:p text:style-name="P34">Mask images must be named with the same name as the parent image in the input directory. Or the images can be named <text:span text:style-name="T76">using the image title with the text 'mask.' placed before the image extension:</text:span></text:p>
            <text:p text:style-name="P28">[image_name].mask.[ext]</text:p>
          </table:table-cell>
        </table:table-row>
        <table:table-row>
          <table:table-cell table:style-name="Table31.A2" office:value-type="string">
            <text:p text:style-name="P69">Parameter file</text:p>
          </table:table-cell>
          <table:table-cell table:style-name="Table31.B2" office:value-type="string">
            <text:p text:style-name="P27">The name of the <text:span text:style-name="T6">FindFoci</text:span> parameters file</text:p>
          </table:table-cell>
        </table:table-row>
        <table:table-row>
          <table:table-cell table:style-name="Table31.A2" office:value-type="string">
            <text:p text:style-name="P69">Output directory</text:p>
          </table:table-cell>
          <table:table-cell table:style-name="Table31.B2" office:value-type="string">
            <text:p text:style-name="P27">The output directory.</text:p>
            <text:p text:style-name="P27">Note that the plugin will overwrite files <text:span text:style-name="T77">that </text:span>already exist</text:p>
          </table:table-cell>
        </table:table-row>
      </table:table>
      <text:p text:style-name="P118"/>
      <text:p text:style-name="P124">The <text:span text:style-name="T6">Mask directory</text:span> parameter is optional. This allows the user to place the mask images in a separate directory or the same directory as the input image. The mask will be found using the following search order:</text:p>
      <text:list xml:id="list8172800840063288695" text:style-name="L9">
        <text:list-item>
          <text:p text:style-name="P207">[<text:span text:style-name="T6">Mask directory</text:span>] + [Image filename]</text:p>
        </text:list-item>
        <text:list-item>
          <text:p text:style-name="P207">[<text:span text:style-name="T6">Input directory</text:span>] + <text:span text:style-name="T43">[image_name].mask.[ext]</text:span></text:p>
        </text:list-item>
        <text:list-item>
          <text:p text:style-name="P206"><text:span text:style-name="T91">[</text:span><text:span text:style-name="T20">Mask directory</text:span><text:span text:style-name="T91">] + </text:span><text:span text:style-name="T43">[image_name].mask.[ext]</text:span></text:p>
        </text:list-item>
      </text:list>
      <text:p text:style-name="P120">It should be noted that the <text:span text:style-name="T6">FindFoci</text:span> plugin will process the current channel and time-frame of a hyperstack image. <text:span text:style-name="T79">The </text:span><text:span text:style-name="T15">FindFoci Batch</text:span><text:span text:style-name="T79">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248" text:outline-level="3">Output</text:h>
      <text:p text:style-name="P118">The <text:span text:style-name="T6">FindFoci Batch</text:span> <text:span text:style-name="T76">plugin will not produce any results within </text:span><text:span text:style-name="T12">ImageJ</text:span><text:span text:style-name="T76">. The standard table of results or mask image will not be displayed. It is possible to see the algorithm running in the </text:span><text:span text:style-name="T12">ImageJ</text:span><text:span text:style-name="T76"> status bar and in the </text:span><text:span text:style-name="T12">ImageJ</text:span><text:span text:style-name="T76"> log (if </text:span><text:span text:style-name="T12">Show log messages</text:span><text:span text:style-name="T76"> is enabled).</text:span></text:p>
      <text:p text:style-name="P106">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56">File</text:p>
          </table:table-cell>
          <table:table-cell table:style-name="Table32.B1" office:value-type="string">
            <text:p text:style-name="P56">Description</text:p>
          </table:table-cell>
        </table:table-row>
        <table:table-row>
          <table:table-cell table:style-name="Table32.A2" office:value-type="string">
            <text:p text:style-name="P73">.<text:span text:style-name="T77">xls</text:span></text:p>
          </table:table-cell>
          <table:table-cell table:style-name="Table32.B2" office:value-type="string">
            <text:p text:style-name="P22">The results of the <text:span text:style-name="T6">FindFoci</text:span> algorithm including foci sizes and <text:soft-page-break/>coordinates</text:p>
          </table:table-cell>
        </table:table-row>
        <table:table-row>
          <table:table-cell table:style-name="Table32.A2" office:value-type="string">
            <text:p text:style-name="P69">.<text:span text:style-name="T77">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69">.<text:span text:style-name="T77">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69">.<text:span text:style-name="T77">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69">.<text:span text:style-name="T77">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row>
          <table:table-cell table:style-name="Table32.A2" office:value-type="string">
            <text:p text:style-name="P69">.<text:span text:style-name="T100">objects.tiff</text:span></text:p>
          </table:table-cell>
          <table:table-cell table:style-name="Table32.B2" office:value-type="string">
            <text:p text:style-name="P41">The input mask image reprocessed to display the identified objects.</text:p>
            <text:p text:style-name="P23">This is only produced if the option<text:span text:style-name="T100">s </text:span><text:span text:style-name="T29">Object analysis</text:span><text:span text:style-name="T100"> and </text:span><text:span text:style-name="T29">Show object mask</text:span><text:span text:style-name="T100"> are </text:span>selected</text:p>
          </table:table-cell>
        </table:table-row>
      </table:table>
      <text:p text:style-name="P118"/>
      <text:p text:style-name="P27">Note that the plugin will overwrite files <text:span text:style-name="T77">that </text:span>already exist <text:span text:style-name="T77">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2">The option to have the same input and output directory is allowed since certain settings will not conflict with the input images and the user may wish to keep all their results in the same directory.</text:p>
      <text:h text:style-name="P235"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8"><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9"><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0"><draw:image xlink:href="Pictures/10000201000003DC0000012C076CD8B5.png" xlink:type="simple" xlink:show="embed" xlink:actuate="onLoad"/></draw:frame></text:p>
      <text:p text:style-name="P3"><draw:frame draw:style-name="fr2" draw:name="Image9" text:anchor-type="as-char" svg:width="17cm" svg:height="5.161cm" draw:z-index="41"><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69" text:outline-level="2">Features</text:h>
      <text:list xml:id="list151518342631799" text:continue-list="list151519190711162" text:style-name="L2">
        <text:list-item>
          <text:p text:style-name="P172">Enumerates combinations of parameters for the <text:span text:style-name="T6">FindFoci</text:span> plugin</text:p>
        </text:list-item>
        <text:list-item>
          <text:p text:style-name="P172">Compares the results to a reference image</text:p>
        </text:list-item>
        <text:list-item>
          <text:p text:style-name="P172">Reports the best parameters to identify the reference peaks</text:p>
        </text:list-item>
        <text:list-item>
          <text:p text:style-name="P172">Save the results table to file</text:p>
        </text:list-item>
        <text:list-item>
          <text:p text:style-name="P172">Staged processing allows fast enumeration of parameters</text:p>
        </text:list-item>
        <text:list-item>
          <text:p text:style-name="P179">Supports 2D/3D foci</text:p>
        </text:list-item>
      </text:list>
      <text:h text:style-name="Heading_20_2" text:outline-level="2">Overview</text:h>
      <text:p text:style-name="P135">The <text:span text:style-name="T6">FindFoci Optimiser</text:span> provides the ability <text:span text:style-name="T102">set multiple</text:span> options for each parameter of the <text:span text:style-name="T6">FindFoci</text:span> plugin. <text:span text:style-name="T102">All the combinations are run and the results compared to a reference image to identify the best combination</text:span>. </text:p>
      <text:p text:style-name="P135"><text:span text:style-name="T102">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10">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02">Create </text:span>Reference <text:span text:style-name="T102">Foci</text:span><text:bookmark-end text:name="__RefHeading__3574_586228303"/></text:h>
      <text:p text:style-name="P133">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ext:soft-page-break/>the <text:span text:style-name="T7">Alt</text:span> key and clicking them.</text:p>
      <text:p text:style-name="Text_20_body">Once the image maxima have been labelled you can save the image as a TIFF. <text:span text:style-name="T6">ImageJ</text:span> will save the ROI points to the image and they will be shown when the image is next opened.</text:p>
      <text:p text:style-name="P134"><text:span text:style-name="T104">Note: </text:span><text:span text:style-name="T103">T</text:span>he ImageJ ROI tool only supports 2D coordinates. To label foci on a 3D image with multiple slices will require using a text file. The <text:span text:style-name="T6">Point Extractor </text:span>plugin can be used to assist in this task <text:span text:style-name="T112">(see section </text:span><text:span text:style-name="T112"><text:bookmark-ref text:reference-format="text" text:ref-name="__RefHeading__4955_1221459560">Point Extractor</text:bookmark-ref></text:span><text:span text:style-name="T112">)</text:span>.</text:p>
      <text:h text:style-name="Heading_20_4" text:outline-level="4">Specify Foci in a Text File</text:h>
      <text:p text:style-name="P136">The reference foci can be loaded from a text file. This supports both 2D and 3D coordinates.</text:p>
      <text:p text:style-name="P136">The file must contain records with X, Y and optionally Z coordinates, i.e.</text:p>
      <text:p text:style-name="P136">x<text:tab/>y<text:tab/>[z]</text:p>
      <text:p text:style-name="P136">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60">File Location</text:p>
      <text:p text:style-name="P136">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36">/myFiles/image1.tiff</text:p>
      <text:p text:style-name="P136">/myFiles/image1.csv</text:p>
      <text:h text:style-name="Heading_20_4" text:outline-level="4">Loading the Foci</text:h>
      <text:p text:style-name="P136">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2"><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text:soft-page-break/>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89">The </text:span>default is 5% of the image width/<text:span text:style-name="T89">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69"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81">as shown in the </text:span>following image. </text:p>
      <text:p text:style-name="P2"><draw:frame draw:style-name="fr2" draw:name="Image11" text:anchor-type="as-char" svg:width="17cm" svg:height="12.285cm" draw:z-index="43"><draw:image xlink:href="Pictures/10000201000003CE000002C0631C4DE1.png" xlink:type="simple" xlink:show="embed" xlink:actuate="onLoad"/></draw:frame></text:p>
      <text:h text:style-name="P249" text:outline-level="3">Settings Presets</text:h>
      <text:p text:style-name="P107">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53">Preset</text:p>
          </table:table-cell>
          <table:table-cell table:style-name="Table33.A1" office:value-type="string">
            <text:p text:style-name="P53">Combinations</text:p>
          </table:table-cell>
          <table:table-cell table:style-name="Table33.C1" office:value-type="string">
            <text:p text:style-name="P52">Description</text:p>
          </table:table-cell>
        </table:table-row>
        <table:table-row>
          <table:table-cell table:style-name="Table33.A2" office:value-type="string">
            <text:p text:style-name="P70">Custom</text:p>
          </table:table-cell>
          <table:table-cell table:style-name="Table33.A2" office:value-type="string">
            <text:p text:style-name="P25">Variable</text:p>
          </table:table-cell>
          <table:table-cell table:style-name="Table33.C2" office:value-type="string">
            <text:p text:style-name="P24">This preset is selected when the user modifies any of the fields. </text:p>
          </table:table-cell>
        </table:table-row>
        <table:table-row>
          <table:table-cell table:style-name="Table33.A2" office:value-type="string">
            <text:p text:style-name="P70">Testing</text:p>
          </table:table-cell>
          <table:table-cell table:style-name="Table33.A2" office:value-type="string">
            <text:p text:style-name="P24">12</text:p>
          </table:table-cell>
          <table:table-cell table:style-name="Table33.C2" office:value-type="string">
            <text:p text:style-name="P24">A small number of combinations for testing</text:p>
          </table:table-cell>
        </table:table-row>
        <table:table-row>
          <table:table-cell table:style-name="Table33.A2" office:value-type="string">
            <text:p text:style-name="P70">Default</text:p>
          </table:table-cell>
          <table:table-cell table:style-name="Table33.A2" office:value-type="string">
            <text:p text:style-name="P33">720</text:p>
          </table:table-cell>
          <table:table-cell table:style-name="Table33.C2" office:value-type="string">
            <text:p text:style-name="P24">The default combinations to try a range of parameters that are applicable to many images</text:p>
          </table:table-cell>
        </table:table-row>
        <table:table-row>
          <table:table-cell table:style-name="Table33.A2" office:value-type="string">
            <text:p text:style-name="P70">Benchmark</text:p>
          </table:table-cell>
          <table:table-cell table:style-name="Table33.A2" office:value-type="string">
            <text:p text:style-name="P70">19,800</text:p>
          </table:table-cell>
          <table:table-cell table:style-name="Table33.C2" office:value-type="string">
            <text:p text:style-name="P24">A set of combinations that can be used as an initial search of the entire range of the algorithm parameters</text:p>
          </table:table-cell>
        </table:table-row>
      </table:table>
      <text:p text:style-name="P108"/>
      <text:p text:style-name="P107">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82">c</text:span>ustom settings will be saved so that the user can switch back to their customised settings using the drop-down. However if any changes are made to the preset values then the saved <text:span text:style-name="T82">c</text:span>ustom settings will be discarded (since a new <text:span text:style-name="T82">c</text:span>ustom settings will be started).</text:p>
      <text:p text:style-name="P108"><text:span text:style-name="T82">Using custom settings is the best way to search for the optimum </text:span><text:span text:style-name="T16">FindFoci</text:span><text:span text:style-name="T82"> parameters since each image analysis is unique</text:span>. <text:span text:style-name="T82">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81">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48">Initialisation Option</text:p>
          </table:table-cell>
          <table:table-cell table:style-name="Table8.B1" office:value-type="string">
            <text:p text:style-name="P48">Description</text:p>
          </table:table-cell>
        </table:table-row>
        <table:table-row>
          <table:table-cell table:style-name="Table8.A2" office:value-type="string">
            <text:p text:style-name="P62">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62">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62">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62">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62">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62">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62">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48">Search Option</text:p>
          </table:table-cell>
          <table:table-cell table:style-name="Table10.B1" office:value-type="string">
            <text:p text:style-name="P48">Description</text:p>
          </table:table-cell>
        </table:table-row>
        <table:table-row>
          <table:table-cell table:style-name="Table10.A2" office:value-type="string">
            <text:p text:style-name="P62">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62">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62">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48">Peak Merge Option</text:p>
          </table:table-cell>
          <table:table-cell table:style-name="Table12.B1" office:value-type="string">
            <text:p text:style-name="P48">Description</text:p>
          </table:table-cell>
        </table:table-row>
        <table:table-row>
          <table:table-cell table:style-name="Table12.A2" office:value-type="string">
            <text:p text:style-name="P62">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62">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62">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62">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48">Option</text:p>
          </table:table-cell>
          <table:table-cell table:style-name="Table15.B1" office:value-type="string">
            <text:p text:style-name="P48">Description</text:p>
          </table:table-cell>
        </table:table-row>
        <table:table-row>
          <table:table-cell table:style-name="Table15.A2" office:value-type="string">
            <text:p text:style-name="P62">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62">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48">Option</text:p>
          </table:table-cell>
          <table:table-cell table:style-name="Table11.B1" office:value-type="string">
            <text:p text:style-name="P48">Description</text:p>
          </table:table-cell>
        </table:table-row>
        <table:table-row>
          <table:table-cell table:style-name="Table11.A2" office:value-type="string">
            <text:p text:style-name="P62">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62">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62">Centre parameter</text:p>
          </table:table-cell>
          <table:table-cell table:style-name="Table11.B2" office:value-type="string">
            <text:p text:style-name="P6">Set the lower limit, upper limit and increment for enumerating the <text:soft-page-break/>parameter passed to the centre method</text:p>
          </table:table-cell>
        </table:table-row>
      </table:table>
      <text:h text:style-name="Heading_20_3" text:outline-level="3">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48">Option</text:p>
          </table:table-cell>
          <table:table-cell table:style-name="Table13.B1" office:value-type="string">
            <text:p text:style-name="P48">Description</text:p>
          </table:table-cell>
        </table:table-row>
        <table:table-row>
          <table:table-cell table:style-name="Table13.A2" office:value-type="string">
            <text:p text:style-name="P74">Match search method</text:p>
          </table:table-cell>
          <table:table-cell table:style-name="Table13.B2" office:value-type="string">
            <text:p text:style-name="P31">Choose the method for specifying the distance for two peaks to be a match:</text:p>
            <text:p text:style-name="P31">Relative – Use a distance relative to the shortest edge (width or height) in the image</text:p>
            <text:p text:style-name="P31">Absolute – Use an absolute distance in pixels</text:p>
          </table:table-cell>
        </table:table-row>
        <table:table-row>
          <table:table-cell table:style-name="Table13.A2" office:value-type="string">
            <text:p text:style-name="P62">match search <text:span text:style-name="T88">distance</text:span></text:p>
          </table:table-cell>
          <table:table-cell table:style-name="Table13.B2" office:value-type="string">
            <text:p text:style-name="P32">Set the distance limit used to determine if a peak maxima and a reference point are a match. </text:p>
            <text:p text:style-name="P32">This value is specified as a fraction of the image short edge, e.g. 0.05 for a 600x400 pixel image would be 20 pixels (400 x 0.05), <text:span text:style-name="T88">or an absolute value in pixels (see </text:span><text:span text:style-name="T21">Match search method</text:span><text:span text:style-name="T88">)</text:span></text:p>
          </table:table-cell>
        </table:table-row>
        <table:table-row>
          <table:table-cell table:style-name="Table13.A2" office:value-type="string">
            <text:p text:style-name="P62">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62">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62">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62">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48">Option</text:p>
          </table:table-cell>
          <table:table-cell table:style-name="Table27.B1" office:value-type="string">
            <text:p text:style-name="P48">Description</text:p>
          </table:table-cell>
        </table:table-row>
        <table:table-row>
          <table:table-cell table:style-name="Table27.A2" office:value-type="string">
            <text:p text:style-name="P62">Show score images</text:p>
          </table:table-cell>
          <table:table-cell table:style-name="Table27.B2" office:value-type="string">
            <text:p text:style-name="P6">If enabled the optimiser will show three duplicates of the input image with <text:span text:style-name="T103">overlay</text:span> points marking the True Positives, False Positives and the False Negatives. <text:span text:style-name="T103">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62">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42">.results.txt – Contains the optimiser results<text:line-break/>.points.csv – Contains the peak coordinates from the best<text:line-break/>.<text:span text:style-name="T101">params – Contains the </text:span><text:span text:style-name="T30">FindFoci</text:span><text:span text:style-name="T101"> parameters for the best result </text:span><text:soft-page-break/><text:span text:style-name="T101">(this can be input to the </text:span><text:span text:style-name="T30">FindFoci Batch</text:span><text:span text:style-name="T101"> plugin)</text:span></text:p>
          </table:table-cell>
        </table:table-row>
      </table:table>
      <text:h text:style-name="Heading_20_3" text:outline-level="3">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1835750502084608551" text:style-name="L10">
        <text:list-item>
          <text:p text:style-name="P189">Background parameter</text:p>
        </text:list-item>
        <text:list-item>
          <text:p text:style-name="P189">Search parameter</text:p>
        </text:list-item>
        <text:list-item>
          <text:p text:style-name="P189">Minimum size</text:p>
        </text:list-item>
        <text:list-item>
          <text:p text:style-name="P189">Peak Parameter</text:p>
        </text:list-item>
        <text:list-item>
          <text:p text:style-name="P189">Centre parameter</text:p>
        </text:list-item>
      </text:list>
      <text:p text:style-name="Text_20_body">The plugin has several text fields that accept multiple values in a comma-delimited list. The following fields allow a comma-delimited list:</text:p>
      <text:list xml:id="list4026705014951739099" text:style-name="L11">
        <text:list-item>
          <text:p text:style-name="P190">Auto-threshold</text:p>
        </text:list-item>
        <text:list-item>
          <text:p text:style-name="P190">Statistics mode</text:p>
        </text:list-item>
        <text:list-item>
          <text:p text:style-name="P190">Sort method</text:p>
        </text:list-item>
        <text:list-item>
          <text:p text:style-name="P190">Centre method</text:p>
        </text:list-item>
        <text:list-item>
          <text:p text:style-name="P209"><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37">In the event that two sets of parameters have an equal score then <text:span text:style-name="T105">the results are ranked using a second metric. By default this is the RMSD (a measure of how close the true positives are to the answer) or if RMSD is chosen as the primary rank metric, the Jaccard.</text:span></text:p>
      <text:p text:style-name="P137">In the event <text:span text:style-name="T107">of a tie </text:span>the parameters that have the most conservative settings are ranked first. The following logic is used:</text:p>
      <text:list xml:id="list1869347212446707049" text:style-name="L12">
        <text:list-item>
          <text:p text:style-name="P231"><text:soft-page-break/>Lowest blur</text:p>
        </text:list-item>
        <text:list-item>
          <text:p text:style-name="P231">Background method: None &lt; Auto-threshold &lt; Std.Dev above mean &lt; Mean &lt; Absolute</text:p>
        </text:list-item>
        <text:list-item>
          <text:p text:style-name="P231">Lowest minimum size</text:p>
        </text:list-item>
        <text:list-item>
          <text:p text:style-name="P231">Search method: Above background &lt; Fraction of peak - background &lt; Half peak value</text:p>
        </text:list-item>
        <text:list-item>
          <text:p text:style-name="P231">Lowest search parameter</text:p>
        </text:list-item>
        <text:list-item>
          <text:p text:style-name="P231">Peak method: Relative above background &lt; Relative height &lt; Absolute height</text:p>
        </text:list-item>
        <text:list-item>
          <text:p text:style-name="P231">Lowest peak parameter</text:p>
        </text:list-item>
        <text:list-item>
          <text:p text:style-name="P210">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48">Metric</text:p>
          </table:table-cell>
          <table:table-cell table:style-name="Table9.B1" office:value-type="string">
            <text:p text:style-name="P48">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49">β</text:span><text:span text:style-name="T1"> is a weighting factor between the Precision and Recall.</text:span></text:p>
            <text:p text:style-name="P89">The F-score is calculated using β of 0.5, 1, 2 and the provided input F-b<text:span text:style-name="T6">eta</text:span> parameter.</text:p>
          </table:table-cell>
        </table:table-row>
        <table:table-row>
          <table:table-cell table:style-name="Table9.A2" office:value-type="string">
            <text:p text:style-name="P36">Score</text:p>
          </table:table-cell>
          <table:table-cell table:style-name="Table9.B2" office:value-type="string">
            <text:p text:style-name="P36">The score used for ranking</text:p>
          </table:table-cell>
        </table:table-row>
        <table:table-row>
          <table:table-cell table:style-name="Table9.A2" office:value-type="string">
            <text:p text:style-name="P45">RMSD</text:p>
          </table:table-cell>
          <table:table-cell table:style-name="Table9.B2" office:value-type="string">
            <text:p text:style-name="P45">The Root Mean Square Deviation (RMSD) of the true positive results from the actual.</text:p>
            <text:p text:style-name="P45"><draw:frame draw:style-name="fr4" draw:name="Object7" text:anchor-type="as-char" svg:width="2.988cm" svg:height="1.214cm" draw:z-index="44"><draw:object xlink:href="./Object 7" xlink:type="simple" xlink:show="embed" xlink:actuate="onLoad"/><draw:image xlink:href="./ObjectReplacements/Object 7" xlink:type="simple" xlink:show="embed" xlink:actuate="onLoad"/></draw:frame></text:p>
            <text:p text:style-name="P46">Where d is the distance between the predicted and actual coordinates and tp is the count of true positives.</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42">Note that the metrics <text:span text:style-name="T58">Jaccard, </text:span>Precision, Recall and F-score all range from 0 to 1. Further details of the metrics can be found in <text:bookmark-ref text:reference-format="text" text:ref-name="__RefHeading__1428_1291290800">Appendix 2: Binary Scoring Statistics</text:bookmark-ref>.</text:p>
      <text:p text:style-name="P142"><text:soft-page-break/>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142">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42">Note that it is only possible to view the results for the latest run of the optimiser. Parameters for prior runs are discarded <text:span text:style-name="T105">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5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06">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42" text:outline-level="1"><text:span text:style-name="T6">FindFoci Optimiser</text:span> <text:span text:style-name="T73">GUI</text:span></text:h>
      <text:p text:style-name="Text_20_body">The plugin provides an <text:span text:style-name="T6">ImageJ</text:span> <text:span text:style-name="T73">Graphical User Interface (GUI) </text:span>that runs <text:span text:style-name="T73">the</text:span> <text:span text:style-name="T6">FindFoci Optimiser</text:span> on the selected image.</text:p>
      <text:h text:style-name="Heading_20_2" text:outline-level="2">Features</text:h>
      <text:list xml:id="list151517431911103" text:continue-list="list151518342631799" text:style-name="L2">
        <text:list-item>
          <text:p text:style-name="P172">Permanent <text:span text:style-name="T73">GUI</text:span> within <text:span text:style-name="T6">ImageJ</text:span></text:p>
        </text:list-item>
        <text:list-item>
          <text:p text:style-name="P172">Allows different images to be selected</text:p>
        </text:list-item>
        <text:list-item>
          <text:p text:style-name="P172">Runs the <text:span text:style-name="T6">FindFoci Optimiser</text:span> algorithm to identify peak regions</text:p>
        </text:list-item>
        <text:list-item>
          <text:p text:style-name="P195">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61">The following image shows the interface for the <text:span text:style-name="T6">FindFoci Optimiser</text:span> GUI:</text:p>
      <text:p text:style-name="P2"><draw:frame draw:style-name="fr1" draw:name="Image12" text:anchor-type="as-char" svg:width="11.904cm" svg:height="2.776cm" draw:z-index="45"><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79">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36" text:outline-level="1"><text:bookmark-start text:name="__RefHeading__3381_586228303"/>FindFoci Optimiser Multi-Image<text:bookmark-end text:name="__RefHeading__3381_586228303"/></text:h>
      <text:p text:style-name="P109"><text:span text:style-name="T6">ImageJ</text:span> plugin that iterates through combinations of parameters for the <text:span text:style-name="T6">FindFoci</text:span> plugin. <text:span text:style-name="T83">Processes all the </text:span>reference image<text:span text:style-name="T83">s in a directory</text:span> and <text:span text:style-name="T84">identifies </text:span>the best parameters to match the reference result<text:span text:style-name="T83">s</text:span>.</text:p>
      <text:h text:style-name="P258" text:outline-level="2">Features</text:h>
      <text:list xml:id="list151517959845772" text:continue-numbering="true" text:style-name="L2">
        <text:list-item>
          <text:p text:style-name="P180">Processes multiple reference images</text:p>
        </text:list-item>
        <text:list-item>
          <text:p text:style-name="P174">Enumerates combinations of parameters for the <text:span text:style-name="T6">FindFoci</text:span> plugin</text:p>
        </text:list-item>
        <text:list-item>
          <text:p text:style-name="P174">Compares the results to a reference image</text:p>
        </text:list-item>
        <text:list-item>
          <text:p text:style-name="P174"><text:span text:style-name="T83">Saves </text:span>the <text:span text:style-name="T83">results for each </text:span>reference <text:span text:style-name="T83">image</text:span></text:p>
        </text:list-item>
        <text:list-item>
          <text:p text:style-name="P180">Combines the results from multiple images into a single ranking of parameters</text:p>
        </text:list-item>
        <text:list-item>
          <text:p text:style-name="P180">Reloads pre-computed results to allow re-ranking using different scoring metrics</text:p>
        </text:list-item>
        <text:list-item>
          <text:p text:style-name="P181">Supports 2D/3D foci</text:p>
        </text:list-item>
      </text:list>
      <text:h text:style-name="P259" text:outline-level="2">Input</text:h>
      <text:p text:style-name="P117">The plugins requires a set of images in a single directory. Each image must have the foci marked on the image using the <text:span text:style-name="T6">ImageJ</text:span> ROI tool, <text:span text:style-name="T107">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259" text:outline-level="2">Method for Combined Ranking</text:h>
      <text:p text:style-name="P113"><text:span text:style-name="T85">When run on a single image t</text:span>he <text:span text:style-name="T6">FindFoci Optimiser</text:span> <text:span text:style-name="T84">computes a score for each parameter set that specifies the match between the reference results and the </text:span><text:span text:style-name="T17">FindFoci</text:span><text:span text:style-name="T84"> algorithm. </text:span><text:span text:style-name="T41">The score </text:span><text:span text:style-name="T42">can be chosen </text:span><text:span text:style-name="T41">using </text:span><text:span text:style-name="T42">the </text:span><text:span text:style-name="T41">parameter </text:span><text:span text:style-name="T23">Result sort method</text:span><text:span text:style-name="T41">, </text:span><text:span text:style-name="T42">for example the Jaccard score</text:span><text:span text:style-name="T41">.</text:span></text:p>
      <text:p text:style-name="P111"><text:span text:style-name="T41">W</text:span><text:span text:style-name="T40">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40">Score </text:span><text:span text:style-name="T42">C</text:span><text:span text:style-name="T40">onversion</text:span></text:h>
      <text:p text:style-name="P30">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55">Option</text:p>
          </table:table-cell>
          <table:table-cell table:style-name="Table35.B1" office:value-type="string">
            <text:p text:style-name="P55">Description</text:p>
          </table:table-cell>
        </table:table-row>
        <table:table-row>
          <table:table-cell table:style-name="Table35.A2" office:value-type="string">
            <text:p text:style-name="P72">Raw score metric</text:p>
          </table:table-cell>
          <table:table-cell table:style-name="Table35.B2" office:value-type="string">
            <text:p text:style-name="P30">No conversion <text:span text:style-name="T87">is made</text:span>. </text:p>
            <text:p text:style-name="P30">The raw score, e.g. the Jaccard, will be averaged across all the images.</text:p>
          </table:table-cell>
        </table:table-row>
        <table:table-row>
          <table:table-cell table:style-name="Table35.A2" office:value-type="string">
            <text:p text:style-name="P72">Relative</text:p>
          </table:table-cell>
          <table:table-cell table:style-name="Table35.B2" office:value-type="string">
            <text:p text:style-name="P30">The score is converted to a relative score using the percentage drop from the top score:</text:p>
            <text:p text:style-name="P30"><draw:frame draw:style-name="fr4" draw:name="Object5" text:anchor-type="as-char" svg:width="4.752cm" svg:height="0.998cm" draw:z-index="46"><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72">Z-score</text:p>
          </table:table-cell>
          <table:table-cell table:style-name="Table35.B2" office:value-type="string">
            <text:p text:style-name="P30">The z-score is computed using the average and standard deviation (SD) of <text:span text:style-name="T87">all the </text:span>scores on the image:</text:p>
            <text:p text:style-name="P30"><draw:frame draw:style-name="fr4" draw:name="Object6" text:anchor-type="as-char" svg:width="3.51cm" svg:height="1.002cm" draw:z-index="4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72">Rank</text:p>
          </table:table-cell>
          <table:table-cell table:style-name="Table35.B2" office:value-type="string">
            <text:p text:style-name="P30">The score is used to rank the results <text:span text:style-name="T87">on the image</text:span> and the rank is combined across image<text:span text:style-name="T107">s</text:span></text:p>
          </table:table-cell>
        </table:table-row>
      </table:table>
      <text:p text:style-name="Text_20_body"/>
      <text:p text:style-name="P139">Note that if the RMSD metric is used to score the results then only the <text:span text:style-name="T6">Raw</text:span> and <text:span text:style-name="T6">Rank</text:span> options are valid. If Relative or z-score is specified then <text:span text:style-name="T31">Raw </text:span><text:span text:style-name="T108">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260" text:outline-level="2"><text:soft-page-break/>Plugin Interface</text:h>
      <text:p text:style-name="P165">The <text:span text:style-name="T6">FindFoci Optimiser Multi-Image</text:span><text:span text:style-name="T83"> plugin is an extension of the </text:span><text:span text:style-name="T18">FindFoci Optimiser</text:span><text:span text:style-name="T83">. It uses the same processing engine to enumerate combinations of parameters for the </text:span><text:span text:style-name="T18">FindFoci</text:span><text:span text:style-name="T83"> algorithm. The plugin shares the same main parameters as the </text:span><text:span text:style-name="T18">FindFoci Optimiser</text:span><text:span text:style-name="T83">. Additional parameters for processing multiple images are collected using the following dialog:</text:span></text:p>
      <text:p text:style-name="P4"><draw:frame draw:style-name="fr1" draw:name="Image22" text:anchor-type="as-char" svg:width="14.603cm" svg:height="12.619cm" draw:z-index="48"><draw:image xlink:href="Pictures/1000020100000228000001DD754DD73B.png" xlink:type="simple" xlink:show="embed" xlink:actuate="onLoad"/></draw:frame></text:p>
      <text:p text:style-name="P114"><text:span text:style-name="T76">The input fields must specify the full path to the directories </text:span>that exist. The plugin will not create the output directory automatically<text:span text:style-name="T76">. </text:span>To aid in selecting valid directories a <text:span text:style-name="T76">double-click in the text field will open a </text:span>directory <text:span text:style-name="T76">selection dialog.</text:span></text:p>
      <text:h text:style-name="P250" text:outline-level="3"><text:soft-page-break/>Parameters</text:h>
      <table:table table:name="Table34" table:style-name="Table34">
        <table:table-column table:style-name="Table34.A"/>
        <table:table-column table:style-name="Table34.B"/>
        <table:table-row>
          <table:table-cell table:style-name="Table34.A1" office:value-type="string">
            <text:p text:style-name="P54">Option</text:p>
          </table:table-cell>
          <table:table-cell table:style-name="Table34.B1" office:value-type="string">
            <text:p text:style-name="P54">Description</text:p>
          </table:table-cell>
        </table:table-row>
        <table:table-row>
          <table:table-cell table:style-name="Table34.A2" office:value-type="string">
            <text:p text:style-name="P68">Input directory</text:p>
          </table:table-cell>
          <table:table-cell table:style-name="Table34.B2" office:value-type="string">
            <text:p text:style-name="P26">The directory containing the images to process.</text:p>
            <text:p text:style-name="P26">Any file with the text 'mask.' will be ignored as these are assumed to be mask images. Optional mask images should be named using the image title with the text 'mask.' placed before the image extension:</text:p>
            <text:p text:style-name="P26">[image_name].mask.[ext]</text:p>
            <text:p text:style-name="P47">Optional coordinate files should be named:</text:p>
            <text:p text:style-name="P29">[image_name].[<text:span text:style-name="T107">csv|xyz|txt</text:span>]</text:p>
            <text:p text:style-name="P47">If no coordinate file exists for an image then the reference foci will be loaded from point ROI within the image.</text:p>
          </table:table-cell>
        </table:table-row>
        <table:table-row>
          <table:table-cell table:style-name="Table34.A2" office:value-type="string">
            <text:p text:style-name="P75">Mask directory</text:p>
          </table:table-cell>
          <table:table-cell table:style-name="Table34.B2" office:value-type="string">
            <text:p text:style-name="P28">The directory containing <text:span text:style-name="T90">mask</text:span> images.</text:p>
            <text:p text:style-name="P34">This parameter is optional.</text:p>
            <text:p text:style-name="P34">Mask images must be named with the same name as the parent image in the input directory. Or the images can be named <text:span text:style-name="T76">using the image title with the text 'mask.' placed before the image extension:</text:span></text:p>
            <text:p text:style-name="P28">[image_name].mask.[ext]</text:p>
          </table:table-cell>
        </table:table-row>
        <table:table-row>
          <table:table-cell table:style-name="Table34.A2" office:value-type="string">
            <text:p text:style-name="P68">Output directory</text:p>
          </table:table-cell>
          <table:table-cell table:style-name="Table34.B2" office:value-type="string">
            <text:p text:style-name="P26">The output directory.</text:p>
            <text:p text:style-name="P26">Note that the plugin will overwrite files <text:span text:style-name="T77">that </text:span>already exist. <text:span text:style-name="T83">The results for each image will be saved to a file named '[image_name].results.xls'.</text:span></text:p>
            <text:p text:style-name="P43">The combined results across all images will be saved to a file named 'all.results.xls'</text:p>
            <text:p text:style-name="P44">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71">Score conversion</text:p>
          </table:table-cell>
          <table:table-cell table:style-name="Table34.B2" office:value-type="string">
            <text:p text:style-name="P30">Set the score conversion method (see the Score Conversion section above)</text:p>
          </table:table-cell>
        </table:table-row>
        <table:table-row>
          <table:table-cell table:style-name="Table34.A2" office:value-type="string">
            <text:p text:style-name="P71">Re-use results</text:p>
          </table:table-cell>
          <table:table-cell table:style-name="Table34.B2" office:value-type="string">
            <text:p text:style-name="P30">Select this option to re-use results that are in the results directory. Only files with the correct number of parameter combinations will be re-used, otherwise the results will be recomputed.</text:p>
            <text:p text:style-name="P30">This option can be used to try different 'Score conversion' and 'Result sort method' parameters on the same set of results</text:p>
          </table:table-cell>
        </table:table-row>
      </table:table>
      <text:p text:style-name="P109"/>
      <text:p text:style-name="P123">The <text:span text:style-name="T6">Mask directory</text:span> parameter is optional. This allows the user to place the mask images in a separate directory or the same directory as the input image. The mask will be found using the following search order:</text:p>
      <text:list xml:id="list151517307882460" text:continue-list="list8172800840063288695" text:style-name="L9">
        <text:list-item>
          <text:p text:style-name="P208">[<text:span text:style-name="T6">Mask directory</text:span>] + [Image filename]</text:p>
        </text:list-item>
        <text:list-item>
          <text:p text:style-name="P208"><text:soft-page-break/>[<text:span text:style-name="T6">Input directory</text:span>] + <text:span text:style-name="T43">[image_name].mask.[ext]</text:span></text:p>
        </text:list-item>
        <text:list-item>
          <text:p text:style-name="P208">[<text:span text:style-name="T6">Mask directory</text:span>] + <text:span text:style-name="T43">[image_name].mask.[ext]</text:span></text:p>
        </text:list-item>
      </text:list>
      <text:p text:style-name="P112">Once the parameters for processing multiple images have been collected the plugin displays the same dialog as the <text:span text:style-name="T6">FindFoci Optimiser</text:span>. However the plugin does not allow specification of <text:span text:style-name="T86">a </text:span>mask image or a results file. <text:span text:style-name="T86">The mask file for each image will be detected automatically in the input directory using the filename '</text:span><text:span text:style-name="T43">[image_name].mask.[ext]</text:span><text:span text:style-name="T44">'. </text:span>All results <text:span text:style-name="T86">will be saved to the output directory.</text:span></text:p>
      <text:h text:style-name="P261" text:outline-level="2">Results</text:h>
      <text:p text:style-name="P115">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15">Processing is performed using multiple threads to increase speed. The number of threads can be specified using the <text:span text:style-name="T6">ImageJ</text:span> preferences: Edit &gt; Options &gt; Memory &amp; Threads...</text:p>
      <text:p text:style-name="P125">The final combined ranking of the top N parameters is displayed in a table in <text:span text:style-name="T6">ImageJ</text:span>. All the combined results are saved to the output directory.</text:p>
      <text:p text:style-name="P116">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51" text:outline-level="3">Result Table</text:h>
      <text:p text:style-name="P140">The result table shows the top scoring results from all the parameter combinations. The results are sorted using the <text:span text:style-name="T92">average score across all the images </text:span>and limited to the number specified by the <text:span text:style-name="T6">Maximum results</text:span> parameter. <text:span text:style-name="T109">Note that RMSD scores cannot be averaged. The combined <text:s/>RMSD is re-computed using the RMSD and number of true positives in each image result.</text:span></text:p>
      <text:p text:style-name="P140">Results are presented in descending order so that the best result from the most recent analysis is shown at the bottom of the table.</text:p>
      <text:p text:style-name="P138">In the event that two sets of parameters have an equal score then <text:span text:style-name="T105">the results are ranked using a second metric. By default this is the RMSD (a measure of how close the true positives are to the answer) or if RMSD is chosen as the primary rank metric, the Jaccard.</text:span></text:p>
      <text:p text:style-name="P138">In the event <text:span text:style-name="T107">of a tie the </text:span>most conservative settings are ranked first. The following logic is used:</text:p>
      <text:list xml:id="list151517398970684" text:continue-list="list1869347212446707049" text:style-name="L12">
        <text:list-item>
          <text:p text:style-name="P232">Lowest blur</text:p>
        </text:list-item>
        <text:list-item>
          <text:p text:style-name="P232">Background method: None &lt; Auto-threshold &lt; Std.Dev above mean &lt; Mean &lt; Absolute</text:p>
        </text:list-item>
        <text:list-item>
          <text:p text:style-name="P232">Lowest minimum size</text:p>
        </text:list-item>
        <text:list-item>
          <text:p text:style-name="P232">Search method: Above background &lt; Fraction of peak - background &lt; Half peak value</text:p>
        </text:list-item>
        <text:list-item>
          <text:p text:style-name="P232">Lowest search parameter</text:p>
        </text:list-item>
        <text:list-item>
          <text:p text:style-name="P232">Peak method: Relative above background &lt; Relative height &lt; Absolute height</text:p>
        </text:list-item>
        <text:list-item>
          <text:p text:style-name="P232">Lowest peak parameter</text:p>
        </text:list-item>
        <text:list-item>
          <text:p text:style-name="P211"><text:soft-page-break/>Lowest run time</text:p>
        </text:list-item>
      </text:list>
      <text:p text:style-name="P121">The result table shows the result rank and then columns containing the parameters. The table then shows the <text:span text:style-name="T93">same </text:span>scoring metrics <text:span text:style-name="T93">as the </text:span><text:span text:style-name="T25">FindFoci Optimiser.</text:span> <text:span text:style-name="T93">However the counts display the total across all images and the scoring metrics show the average across all images. </text:span><text:span text:style-name="T47">It is important to note that the scoring metrics, e.g. Jaccard and F-scores, are not recomputed using the total counts across all images.</text:span><text:span text:style-name="T93"> The following results are displayed:</text:span></text:p>
      <table:table table:name="Table36" table:style-name="Table36">
        <table:table-column table:style-name="Table36.A"/>
        <table:table-column table:style-name="Table36.B"/>
        <table:table-row>
          <table:table-cell table:style-name="Table36.A1" office:value-type="string">
            <text:p text:style-name="P58">Metric</text:p>
          </table:table-cell>
          <table:table-cell table:style-name="Table36.B1" office:value-type="string">
            <text:p text:style-name="P58">Description</text:p>
          </table:table-cell>
        </table:table-row>
        <table:table-row>
          <table:table-cell table:style-name="Table36.A2" office:value-type="string">
            <text:p text:style-name="P35">N</text:p>
          </table:table-cell>
          <table:table-cell table:style-name="Table36.B2" office:value-type="string">
            <text:p text:style-name="P35">The <text:span text:style-name="T94">total </text:span>number of maxima in the result<text:span text:style-name="T94">s</text:span></text:p>
          </table:table-cell>
        </table:table-row>
        <table:table-row>
          <table:table-cell table:style-name="Table36.A2" office:value-type="string">
            <text:p text:style-name="P35">TP (True Positives)</text:p>
          </table:table-cell>
          <table:table-cell table:style-name="Table36.B2" office:value-type="string">
            <text:p text:style-name="P35">The <text:span text:style-name="T94">total </text:span>number of maxima in the result<text:span text:style-name="T94">s</text:span> that match a reference point</text:p>
          </table:table-cell>
        </table:table-row>
        <table:table-row>
          <table:table-cell table:style-name="Table36.A2" office:value-type="string">
            <text:p text:style-name="P35">FP (False Positives)</text:p>
          </table:table-cell>
          <table:table-cell table:style-name="Table36.B2" office:value-type="string">
            <text:p text:style-name="P35">The <text:span text:style-name="T94">total </text:span>number of maxima in the result<text:span text:style-name="T94">s</text:span> that do not match a reference point</text:p>
          </table:table-cell>
        </table:table-row>
        <table:table-row>
          <table:table-cell table:style-name="Table36.A2" office:value-type="string">
            <text:p text:style-name="P35">FN (False Negatives)</text:p>
          </table:table-cell>
          <table:table-cell table:style-name="Table36.B2" office:value-type="string">
            <text:p text:style-name="P35">The <text:span text:style-name="T94">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37">Average Jaccard score across all the images.</text:p>
            <text:p text:style-name="P12"><text:span text:style-name="T94">(O</text:span>verlap similarity between the reference and the maxima<text:span text:style-name="T94">)</text:span></text:p>
          </table:table-cell>
        </table:table-row>
        <table:table-row>
          <table:table-cell table:style-name="Table36.A2" office:value-type="string">
            <text:p text:style-name="P35">Precision</text:p>
          </table:table-cell>
          <table:table-cell table:style-name="Table36.B2" office:value-type="string">
            <text:p text:style-name="P37">Average Precision score across all the images.</text:p>
            <text:p text:style-name="P35"><text:span text:style-name="T94">(H</text:span>ow many identified maxima are correct<text:span text:style-name="T94">)</text:span></text:p>
          </table:table-cell>
        </table:table-row>
        <table:table-row>
          <table:table-cell table:style-name="Table36.A2" office:value-type="string">
            <text:p text:style-name="P35">Recall</text:p>
          </table:table-cell>
          <table:table-cell table:style-name="Table36.B2" office:value-type="string">
            <text:p text:style-name="P37">Average Recall score across all the images.</text:p>
            <text:p text:style-name="P35"><text:span text:style-name="T94">(H</text:span>ow many reference points were identified<text:span text:style-name="T94">)</text:span></text:p>
          </table:table-cell>
        </table:table-row>
        <table:table-row>
          <table:table-cell table:style-name="Table36.A2" office:value-type="string">
            <text:p text:style-name="P35">F-score</text:p>
          </table:table-cell>
          <table:table-cell table:style-name="Table36.B2" office:value-type="string">
            <text:p text:style-name="P37">Average F-score across all the images.</text:p>
            <text:p text:style-name="P35"><text:span text:style-name="T94">(P</text:span>rovides a weighted measure of the prediction accuracy <text:span text:style-name="T94">where </text:span><text:span text:style-name="T49">β</text:span><text:span text:style-name="T1"> is a weighting factor between the Precision and Recall.</text:span><text:span text:style-name="T2">)</text:span></text:p>
            <text:p text:style-name="P90">The F-score is calculated using β of 0.5, 1, 2 and the provided input F-b<text:span text:style-name="T6">eta</text:span> parameter.</text:p>
          </table:table-cell>
        </table:table-row>
        <table:table-row>
          <table:table-cell table:style-name="Table36.A2" office:value-type="string">
            <text:p text:style-name="P36">Score</text:p>
          </table:table-cell>
          <table:table-cell table:style-name="Table36.B2" office:value-type="string">
            <text:p text:style-name="P36">The average score used for ranking across all the images.</text:p>
            <text:p text:style-name="P36">This is the score set usin<text:span text:style-name="T50">g </text:span><text:span text:style-name="T26">Result sort method</text:span><text:span text:style-name="T55"> parameter in the main optimiser dialog and converted per image using </text:span><text:span text:style-name="T53">the </text:span><text:span text:style-name="T54">method defined by the</text:span><text:span text:style-name="T53"> </text:span><text:span text:style-name="T7">Score conversion</text:span><text:span text:style-name="T53"> parameter </text:span><text:span text:style-name="T54">from the multi-image dialog</text:span></text:p>
          </table:table-cell>
        </table:table-row>
        <table:table-row>
          <table:table-cell table:style-name="Table36.A2" office:value-type="string">
            <text:p text:style-name="P45">RMSD</text:p>
          </table:table-cell>
          <table:table-cell table:style-name="Table36.B2" office:value-type="string">
            <text:p text:style-name="P45">The Root Mean Square Deviation (RMSD) of the true positive results from the actual.</text:p>
            <text:p text:style-name="P45"><draw:frame draw:style-name="fr4" draw:name="Object8" text:anchor-type="as-char" svg:width="2.988cm" svg:height="1.214cm" draw:z-index="49"><draw:object xlink:href="./Object 8" xlink:type="simple" xlink:show="embed" xlink:actuate="onLoad"/><draw:image xlink:href="./ObjectReplacements/Object 8" xlink:type="simple" xlink:show="embed" xlink:actuate="onLoad"/><svg:desc>formula</svg:desc></draw:frame></text:p>
            <text:p text:style-name="P46">Where d is the distance between the predicted and actual coordinates and tp is the count of true positives. <text:span text:style-name="T110">This is computed over all the images.</text:span></text:p>
          </table:table-cell>
        </table:table-row>
        <table:table-row>
          <table:table-cell table:style-name="Table36.A2" office:value-type="string">
            <text:p text:style-name="P35">mSec</text:p>
          </table:table-cell>
          <table:table-cell table:style-name="Table36.B2" office:value-type="string">
            <text:p text:style-name="P35">The <text:span text:style-name="T94">total</text:span> number of milliseconds <text:span text:style-name="T94">across all the image</text:span><text:soft-page-break/></text:p>
          </table:table-cell>
        </table:table-row>
      </table:table>
      <text:p text:style-name="P147">Note that the metrics <text:span text:style-name="T58">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22">Note that the results do not store the distance at which the scoring metrics were computed. Therefore is it left to the user to remember that if the match search distance is changed then results should be recomputed as they will not be valid. <text:span text:style-name="T110">The option to </text:span><text:span text:style-name="T32">Re-use</text:span><text:span text:style-name="T110"> results should be disabled.</text:span></text:p>
      <text:p text:style-name="P88">However if the user wishes to change the <text:span text:style-name="T24">Result sort method</text:span><text:span text:style-name="T45"> </text:span><text:span text:style-name="T40">or the </text:span><text:span text:style-name="T22">Score conversion</text:span><text:span text:style-name="T40"> parameters then the results can be re-used to produce the final combined ranking.</text:span></text:p>
      <text:h text:style-name="P237"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51518311468432" text:continue-list="list151517959845772" text:style-name="L2">
        <text:list-item>
          <text:p text:style-name="P172">Processes 8- or 16-bit images</text:p>
        </text:list-item>
        <text:list-item>
          <text:p text:style-name="P172">Extracts a single channel and time frame for processing N-dimensional images</text:p>
        </text:list-item>
        <text:list-item>
          <text:p text:style-name="P172">Computes the image peaks using the <text:span text:style-name="T6">FindFoci</text:span> algorithm</text:p>
        </text:list-item>
        <text:list-item>
          <text:p text:style-name="P172">Intercepts user clicks with the multi-point ROI tool and assigns the marked points to the true peaks</text:p>
        </text:list-item>
        <text:list-item>
          <text:p text:style-name="P172">Supports dragging points</text:p>
        </text:list-item>
        <text:list-item>
          <text:p text:style-name="P172">Outputs assignments to the <text:span text:style-name="T6">ImageJ</text:span> log window</text:p>
        </text:list-item>
        <text:list-item>
          <text:p text:style-name="P172">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0"><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48">Parameters</text:p>
          </table:table-cell>
          <table:table-cell table:style-name="Table25.B1" office:value-type="string">
            <text:p text:style-name="P48">Description</text:p>
          </table:table-cell>
        </table:table-row>
        <table:table-row>
          <table:table-cell table:style-name="Table25.A2" office:value-type="string">
            <text:p text:style-name="P62">Image</text:p>
          </table:table-cell>
          <table:table-cell table:style-name="Table25.B2" office:value-type="string">
            <text:p text:style-name="P6">The target image</text:p>
          </table:table-cell>
        </table:table-row>
        <table:table-row>
          <table:table-cell table:style-name="Table25.A2" office:value-type="string">
            <text:p text:style-name="P65">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62">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62">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62">Search Mode</text:p>
          </table:table-cell>
          <table:table-cell table:style-name="Table25.B2" office:value-type="string">
            <text:p text:style-name="P84">Define the search mode for aligning points to the available maxima: Highest or Closest</text:p>
          </table:table-cell>
        </table:table-row>
        <table:table-row>
          <table:table-cell table:style-name="Table25.A2" office:value-type="string">
            <text:p text:style-name="P62">Assign Dragged</text:p>
          </table:table-cell>
          <table:table-cell table:style-name="Table25.B2" office:value-type="string">
            <text:p text:style-name="P83">If selected the plugin will re-align dragged points when they are dropped</text:p>
          </table:table-cell>
        </table:table-row>
      </table:table>
      <text:h text:style-name="Heading_20_2" text:outline-level="2">Workflow</text:h>
      <text:h text:style-name="Heading_20_3" text:outline-level="3">Multi-point ROI Mode</text:h>
      <text:p text:style-name="P142">The <text:span text:style-name="T6">ImageJ</text:span> multi-point ROI tool must be activated. This can be found on the <text:span text:style-name="T6">ImageJ</text:span> toolbar as shown below:</text:p>
      <text:p text:style-name="P143"><draw:frame draw:style-name="fr1" draw:name="graphics42" text:anchor-type="as-char" svg:width="15.132cm" svg:height="2.78cm" draw:z-index="5"><draw:image xlink:href="Pictures/100002010000022A000000684492500B.png" xlink:type="simple" xlink:show="embed" xlink:actuate="onLoad"/></draw:frame></text:p>
      <text:p text:style-name="P144">If the single-point ROI mode button is shown then the multi-point mode can be enabled by right-clicking the button and toggling the mode.</text:p>
      <text:p text:style-name="P144">The multi-point ROI mode allows the user to manually mark multiple points on an image. Each point is represented by a cross and shows a numbered label (if more than 1 point is selected).</text:p>
      <text:h text:style-name="Heading_20_3" text:outline-level="3">Initialisation</text:h>
      <text:p text:style-name="P145">The <text:span text:style-name="T6">FindFoci</text:span> Helper shows a list of the available images that can be processed. This will be all the 8- and 16-bit images. Select the image and <text:span text:style-name="T59">the list of possible masks images will be updated. Any non-zero pixel in the mask defines the region of the image where potential maxima will be detected. The mask image is optional. </text:span></text:p>
      <text:p text:style-name="P145"><text:span text:style-name="T59">Next </text:span>configure the resolution for point assignment. The resolution defines the search distance around the point that can be used to locate a maxima. The resolution is fixed once the helper is initialised.</text:p>
      <text:p text:style-name="P166">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66">The plugin will calculate all the potential maxima above the mean of the image using the <text:span text:style-name="T6">FindFoci</text:span> algorithm. The mean is used as a reasonable threshold to avoid identifying false peaks.</text:p>
      <text:p text:style-name="P166">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66">The number of potential maxima along with the count of mapped and unmapped points will be displayed in the plugin window as shown below:</text:p>
      <text:p text:style-name="P167"><draw:frame draw:style-name="fr1" draw:name="Image2" text:anchor-type="as-char" svg:width="11.904cm" svg:height="8.782cm" draw:z-index="51"><draw:image xlink:href="Pictures/10000201000001C20000014C75806C01.png" xlink:type="simple" xlink:show="embed" xlink:actuate="onLoad"/></draw:frame></text:p>
      <text:h text:style-name="Heading_20_3" text:outline-level="3">Marking Peaks</text:h>
      <text:p text:style-name="P166">Mark a new peak by clicking on the image. The plugin will search for the closest or highest unassigned maxima within the search resolution. </text:p>
      <text:p text:style-name="P166">If a maxima is found the point will be moved to the maxima. The mapped count on the plugin interface will increment. </text:p>
      <text:p text:style-name="P166">If no maxima is found then the point will be unchanged. The unmapped count on the plugin interface will increment.</text:p>
      <text:p text:style-name="P166">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66">If the mouse cursor is hovered over an existing point it will change to a finger. The point can then be moved by holding down the mouse button and moving the mouse to drag the point.</text:p>
      <text:p text:style-name="P166">The plugin will identify the point that has been dragged. If it is an aligned point the mapped count on the interface will decrement, otherwise the unmapped count will decrement.</text:p>
      <text:p text:style-name="P166">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66">Note that is is possible to disable and re-enable the <text:span text:style-name="T6">Assign Dragged </text:span>option during the course of marking an image. This allows points to be moved without alignment or using alignment.</text:p>
      <text:p text:style-name="P166">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66">If a the mouse cursor is hovered over an existing point it will change to a finger. It is possible to delete the point by clicking on it whilst holding down the <text:span text:style-name="T6">Alt</text:span> key on the keyboard.</text:p>
      <text:p text:style-name="P166">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56">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87">Condition</text:p>
          </table:table-cell>
          <table:table-cell table:style-name="Table29.B1" office:value-type="string">
            <text:p text:style-name="P48">Result</text:p>
          </table:table-cell>
        </table:table-row>
        <table:table-row>
          <table:table-cell table:style-name="Table29.A2" office:value-type="string">
            <text:p text:style-name="P86"><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86">Image clicked</text:p>
          </table:table-cell>
          <table:table-cell table:style-name="Table29.B2" office:value-type="string">
            <text:p text:style-name="P7">Removes the overlay and:</text:p>
            <text:list xml:id="list6474785216951643618" text:style-name="L13">
              <text:list-item>
                <text:p text:style-name="P233">If using the multi-point ROI tool then the new point will be added to the ROI points</text:p>
              </text:list-item>
              <text:list-item>
                <text:p text:style-name="P233">If a different ROI tool is used, for example the Rectangle tool, then the ROI points will be lost</text:p>
              </text:list-item>
              <text:list-item>
                <text:p text:style-name="P212">If any other tool is used, for example to move or zoom the image, then the previous ROI is restored</text:p>
              </text:list-item>
            </text:list>
          </table:table-cell>
        </table:table-row>
        <table:table-row>
          <table:table-cell table:style-name="Table29.A2" office:value-type="string">
            <text:p text:style-name="P86"><text:span text:style-name="T6">Stop </text:span>button clicked</text:p>
          </table:table-cell>
          <table:table-cell table:style-name="Table29.B2" office:value-type="string">
            <text:p text:style-name="P85">Removes the overlay and restores the ROI points</text:p>
          </table:table-cell>
        </table:table-row>
      </table:table>
      <text:h text:style-name="Heading_20_3" text:outline-level="3">Saving Results</text:h>
      <text:p text:style-name="P142">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48">Result</text:p>
          </table:table-cell>
          <table:table-cell table:style-name="Table26.B1" office:value-type="string">
            <text:p text:style-name="P48">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66">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66">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81"><text:s text:c="2"/>45: Mapped (166,80) =&gt; (167,80) (1.0px)</text:p>
      <text:p text:style-name="P81"><text:s text:c="2"/>46: Mapped (201,51)</text:p>
      <text:p text:style-name="P81"><text:s text:c="2"/>46: Unmapped (196,75)</text:p>
      <text:h text:style-name="Heading_20_3" text:outline-level="3">Java Requirements </text:h>
      <text:p text:style-name="P79">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44" text:outline-level="1">Match Calculator</text:h>
      <text:p text:style-name="Text_20_body"><text:span text:style-name="T6">ImageJ</text:span> plugin that compares the multi-point Regions of Interest (ROIs) between two images.</text:p>
      <text:h text:style-name="P256"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51517699314426" text:continue-list="list151518311468432" text:style-name="L2">
        <text:list-item>
          <text:p text:style-name="P172">Processes any images with point ROI </text:p>
        </text:list-item>
        <text:list-item>
          <text:p text:style-name="P172">Compares the ROI points and assigns matches using a nearest-neighbour method within a configurable distance threshold</text:p>
        </text:list-item>
        <text:list-item>
          <text:p text:style-name="P172">Generates a results table of match statistics</text:p>
        </text:list-item>
        <text:list-item>
          <text:p text:style-name="P172">Optional overlay of the match results onto the image</text:p>
        </text:list-item>
        <text:list-item>
          <text:p text:style-name="P172">Allows selection of channel and frame for multi-dimensional images when extracting heights</text:p>
        </text:list-item>
        <text:list-item>
          <text:p text:style-name="P172">Optional match statistics for each quartile of the data points when ranked by height</text:p>
        </text:list-item>
        <text:list-item>
          <text:p text:style-name="P172">Optional scatter plot of the height of matched and unmatched points</text:p>
        </text:list-item>
        <text:list-item>
          <text:p text:style-name="P172">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6927399722289452874" text:style-name="L14">
        <text:list-item>
          <text:p text:style-name="P216">The coordinates of the ROI points from each image are used to build two sets, A and B</text:p>
        </text:list-item>
        <text:list-item>
          <text:p text:style-name="P216">An all-vs-all distance matrix is computed for the two sets of points, i.e. the distance for any point in set A to any point in set B</text:p>
        </text:list-item>
        <text:list-item>
          <text:p text:style-name="P216">The closest pair of points is identified</text:p>
        </text:list-item>
        <text:list-item>
          <text:p text:style-name="P216">If the closest pair is below a distance threshold they are marked as a pair and removed from the sets. Step 3 is repeated</text:p>
        </text:list-item>
        <text:list-item>
          <text:p text:style-name="P216">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69"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2"><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48">Parameter</text:p>
          </table:table-cell>
          <table:table-cell table:style-name="Table17.B1" office:value-type="string">
            <text:p text:style-name="P48">Description</text:p>
          </table:table-cell>
        </table:table-row>
        <table:table-row>
          <table:table-cell table:style-name="Table17.A2" office:value-type="string">
            <text:p text:style-name="P67">Input 1 <text:span text:style-name="T65">&amp; Input 2</text:span></text:p>
          </table:table-cell>
          <table:table-cell table:style-name="Table17.B2" office:value-type="string">
            <text:p text:style-name="P15">The first <text:span text:style-name="T65">and second </text:span>input image<text:span text:style-name="T65">s.</text:span></text:p>
            <text:p text:style-name="P21">Note: The selection options only show images labelled with ROI points</text:p>
          </table:table-cell>
        </table:table-row>
        <table:table-row>
          <table:table-cell table:style-name="Table17.A2" office:value-type="string">
            <text:p text:style-name="P62">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62">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62">Beta</text:p>
          </table:table-cell>
          <table:table-cell table:style-name="Table17.B2" office:value-type="string">
            <text:p text:style-name="P6">The beta parameter for the F<text:span text:style-name="T4">ß</text:span><text:span text:style-name="T38">-score. This allows a customised weighting between the Precision and Recall scores.</text:span></text:p>
          </table:table-cell>
        </table:table-row>
        <table:table-row>
          <table:table-cell table:style-name="Table17.A2" office:value-type="string">
            <text:p text:style-name="P62">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62">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62">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62">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66">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66">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62" text:outline-level="2">Extra Parameters</text:h>
      <text:p text:style-name="P93">If the <text:span text:style-name="T6">FindFoci</text:span> plugin has been run on an image the results are stored in memory. <text:span text:style-name="T63">The </text:span><text:span text:style-name="T19">Match Calculator</text:span><text:span text:style-name="T63">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63"> results. If the selected image has the same number of ROI points as the </text:span><text:span text:style-name="T19">FindFoci</text:span><text:span text:style-name="T63"> results then the a value from the </text:span><text:span text:style-name="T19">FindFoci</text:span><text:span text:style-name="T63"> results can be added to the match table.</text:span></text:p>
      <text:p text:style-name="P96">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64">why points have been </text:span>matche<text:span text:style-name="T64">d</text:span> (e.g. <text:span text:style-name="T64">the intensity above background or pixel count is higher in matched points).</text:span></text:p>
      <text:p text:style-name="P94"><text:soft-page-break/><draw:frame draw:style-name="fr1" draw:name="Image14" text:anchor-type="as-char" svg:width="11.084cm" svg:height="13.651cm" draw:z-index="53"><draw:image xlink:href="Pictures/10000201000001A300000204705A401B.png" xlink:type="simple" xlink:show="embed" xlink:actuate="onLoad"/></draw:frame></text:p>
      <text:p text:style-name="P95">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48">Result</text:p>
          </table:table-cell>
          <table:table-cell table:style-name="Table24.B1" office:value-type="string">
            <text:p text:style-name="P48">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66">matched</text:span> pairs. Note this is always specified in pixels even when using a relative distance type</text:p>
          </table:table-cell>
        </table:table-row>
        <table:table-row>
          <table:table-cell table:style-name="Table24.A2" office:value-type="string">
            <text:p text:style-name="P6">N <text:span text:style-name="T66">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66">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66">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66">T</text:span>he number of points in Image <text:span text:style-name="T66">1</text:span> that do not match Image <text:span text:style-name="T66">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66">T</text:span>he number of points in Image <text:span text:style-name="T66">2</text:span> that do not match Image <text:span text:style-name="T66">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66">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39">F1</text:span>-score, a balanced weighting of <text:span text:style-name="T67">Recall 1 </text:span>and Recall <text:span text:style-name="T67">2</text:span></text:p>
          </table:table-cell>
        </table:table-row>
      </table:table>
      <text:p text:style-name="P142">If the <text:span text:style-name="T6">Quartiles</text:span> parameter is selected then an additional set of columns will be appended for each quartile Q1 through to Q4. There will be a column for N <text:span text:style-name="T67">1</text:span>, <text:span text:style-name="T67">N 2, Matches (M), Unmatched 1 (U1), Unmatched 2 (U2),</text:span> <text:span text:style-name="T67">Jaccard, </text:span>Recall <text:span text:style-name="T67">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48">Result</text:p>
          </table:table-cell>
          <table:table-cell table:style-name="Table19.B1" office:value-type="string">
            <text:p text:style-name="P48">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63" text:outline-level="2"><text:span text:style-name="T68">M</text:span>atched Results Table</text:h>
      <text:p text:style-name="P97">If the <text:span text:style-name="T68">M</text:span><text:span text:style-name="T6">atched </text:span><text:span text:style-name="T11">table</text:span> parameter is selected then a result table will be generated containing the <text:span text:style-name="T68">matched and unmatched points</text:span>.</text:p>
      <table:table table:name="Table30" table:style-name="Table30">
        <table:table-column table:style-name="Table30.A"/>
        <table:table-column table:style-name="Table30.B"/>
        <table:table-row>
          <table:table-cell table:style-name="Table30.A1" office:value-type="string">
            <text:p text:style-name="P49">Result</text:p>
          </table:table-cell>
          <table:table-cell table:style-name="Table30.B1" office:value-type="string">
            <text:p text:style-name="P49">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soft-page-break/></text:p>
          </table:table-cell>
        </table:table-row>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63" text:outline-level="2">Overlay</text:h>
      <text:p text:style-name="P154">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62">Classification</text:p>
          </table:table-cell>
          <table:table-cell table:style-name="Table28.B1" office:value-type="string">
            <text:p text:style-name="P162">Colour</text:p>
          </table:table-cell>
        </table:table-row>
        <table:table-row>
          <table:table-cell table:style-name="Table28.A2" office:value-type="string">
            <text:p text:style-name="P163">Matched</text:p>
          </table:table-cell>
          <table:table-cell table:style-name="Table28.B2" office:value-type="string">
            <text:p text:style-name="P163">Green</text:p>
          </table:table-cell>
        </table:table-row>
        <table:table-row>
          <table:table-cell table:style-name="Table28.A2" office:value-type="string">
            <text:p text:style-name="P163">Unmatched image 1</text:p>
          </table:table-cell>
          <table:table-cell table:style-name="Table28.B2" office:value-type="string">
            <text:p text:style-name="P163">Yellow</text:p>
          </table:table-cell>
        </table:table-row>
        <table:table-row>
          <table:table-cell table:style-name="Table28.A2" office:value-type="string">
            <text:p text:style-name="P163">Unmatched image 2</text:p>
          </table:table-cell>
          <table:table-cell table:style-name="Table28.B2" office:value-type="string">
            <text:p text:style-name="P164">Blue</text:p>
          </table:table-cell>
        </table:table-row>
      </table:table>
      <text:p text:style-name="P150">Note: The colours have been chosen so that the different points should be visible to those with colour vision deficiency.</text:p>
      <text:p text:style-name="P142">The following image shows an example of an overlay applied to the image:</text:p>
      <text:p text:style-name="P152"><draw:frame draw:style-name="fr1" draw:name="Image15" text:anchor-type="as-char" svg:width="7.195cm" svg:height="8.015cm" draw:z-index="55"><draw:image xlink:href="Pictures/10000201000001100000012FBC22B364.png" xlink:type="simple" xlink:show="embed" xlink:actuate="onLoad"/></draw:frame></text:p>
      <text:p text:style-name="P142">The overlay can be removed using <text:span text:style-name="T6">Image &gt; Overlay &gt; Remove Overlay</text:span>.</text:p>
      <text:p text:style-name="P166">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39"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56" text:outline-level="3">Example Input</text:h>
      <text:p text:style-name="P1"><draw:frame draw:style-name="fr1" draw:name="Image16" text:anchor-type="as-char" svg:width="7.195cm" svg:height="8.015cm" draw:z-index="56"><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7"><draw:image xlink:href="Pictures/10000201000001100000012F10303A3C.png" xlink:type="simple" xlink:show="embed" xlink:actuate="onLoad"/></draw:frame></text:p>
      <text:p text:style-name="P2">Output overlay showing aligned points in green, <text:span text:style-name="T70">aligned but moved points in yellow, </text:span>conflict points in red, unaligned points in <text:span text:style-name="T69">blue</text:span> and missed points in magenta</text:p>
      <text:p text:style-name="P155"><text:soft-page-break/><draw:frame draw:style-name="fr2" draw:name="Image18" text:anchor-type="as-char" svg:width="17cm" svg:height="2.439cm" draw:z-index="58"><draw:image xlink:href="Pictures/10000201000003C10000008AC9CECEAC.png" xlink:type="simple" xlink:show="embed" xlink:actuate="onLoad"/></draw:frame></text:p>
      <text:p text:style-name="P1">Results table showing the match statistics</text:p>
      <text:h text:style-name="Heading_20_2" text:outline-level="2">Features</text:h>
      <text:list xml:id="list151517815742148" text:continue-list="list151517699314426" text:style-name="L2">
        <text:list-item>
          <text:p text:style-name="P172">Processes any single channel image with point ROI </text:p>
        </text:list-item>
        <text:list-item>
          <text:p text:style-name="P172">Computes the image peaks using the <text:span text:style-name="T6">FindFoci</text:span> algorithm</text:p>
        </text:list-item>
        <text:list-item>
          <text:p text:style-name="P172">Assigns the marked points to the true peaks</text:p>
        </text:list-item>
        <text:list-item>
          <text:p text:style-name="P172">Generates a results table of alignment statistics</text:p>
        </text:list-item>
        <text:list-item>
          <text:p text:style-name="P172">Identifies any peaks that have been missed by the marked points</text:p>
        </text:list-item>
        <text:list-item>
          <text:p text:style-name="P172">Optional overlay of the alignment results onto the image</text:p>
        </text:list-item>
        <text:list-item>
          <text:p text:style-name="P172">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2790022461587459224" text:style-name="L15">
        <text:list-item>
          <text:p text:style-name="P217">The image ROI points are extracted into an XY coordinate set</text:p>
        </text:list-item>
        <text:list-item>
          <text:p text:style-name="P217">The height of each point is calculated using a maximum intensity projection of the image (the projection is used due to the lack of a Z-coordinate for each point)</text:p>
        </text:list-item>
        <text:list-item>
          <text:p text:style-name="P217">A background level is set using the lowest point height minus the standard deviation of the maximum intensity projection</text:p>
        </text:list-item>
        <text:list-item>
          <text:p text:style-name="P217">The <text:span text:style-name="T6">FindFoci</text:span> algorithm is used to find maxima above the background level. No merging is performed thus the output peak map contains all potential maxima</text:p>
        </text:list-item>
        <text:list-item>
          <text:p text:style-name="P217">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217">If the point aligns to a previously assigned maxima a search is conducted within the distance to the excluded maxima for an alternative. The highest maxima within the radius is selected</text:p>
        </text:list-item>
        <text:list-item>
          <text:p text:style-name="P217">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40">, similar to plotting outlier points on a box plot. The </text:span>following methods are available, each method requires an input parameter <text:span text:style-name="T46">f</text:span>:</text:p>
      <table:table table:name="Table21" table:style-name="Table21">
        <table:table-column table:style-name="Table21.A"/>
        <table:table-column table:style-name="Table21.B"/>
        <table:table-row>
          <table:table-cell table:style-name="Table21.A1" office:value-type="string">
            <text:p text:style-name="P48">Method</text:p>
          </table:table-cell>
          <table:table-cell table:style-name="Table21.B1" office:value-type="string">
            <text:p text:style-name="P48">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46">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46">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46">f-</text:span><text:span text:style-name="T48">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46">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42">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48">Result</text:p>
          </table:table-cell>
          <table:table-cell table:style-name="Table22.B1" office:value-type="string">
            <text:p text:style-name="P48">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4"><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48">Parameters</text:p>
          </table:table-cell>
          <table:table-cell table:style-name="Table18.B1" office:value-type="string">
            <text:p text:style-name="P48">Description</text:p>
          </table:table-cell>
        </table:table-row>
        <table:table-row>
          <table:table-cell table:style-name="Table18.A2" office:value-type="string">
            <text:p text:style-name="P62">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62">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62">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62">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62">Log alignments</text:p>
          </table:table-cell>
          <table:table-cell table:style-name="Table18.B2" office:value-type="string">
            <text:p text:style-name="P83">Output the alignments to the <text:span text:style-name="T6">ImageJ</text:span> log window</text:p>
          </table:table-cell>
        </table:table-row>
        <table:table-row>
          <table:table-cell table:style-name="Table18.A2" office:value-type="string">
            <text:p text:style-name="P62">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62">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62">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62">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62">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62">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62">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48">Result</text:p>
          </table:table-cell>
          <table:table-cell table:style-name="Table20.B1" office:value-type="string">
            <text:p text:style-name="P48">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39">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81"><text:s text:c="2"/>Point [ID] &lt;height&gt; @ X,Y =&gt; &lt;height&gt; @ Xnew,Ynew (distance)</text:p>
      <text:p text:style-name="Text_20_body">E.g.</text:p>
      <text:p text:style-name="P81"><text:s text:c="2"/>Point [49] 793 @ 140,70 =&gt; 831 @ 141,70 (1.00)</text:p>
      <text:p text:style-name="P81"><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81"><text:s text:c="2"/>Point [24] 1350 @ 205,67 =&gt; 1367 @ 205,68 (1.00)</text:p>
      <text:p text:style-name="P81"><text:s text:c="2"/>Point [52] 717 @ 208,71 conflicts for assigned point [24]</text:p>
      <text:h text:style-name="Heading_20_4" text:outline-level="4">NoAlign</text:h>
      <text:p text:style-name="Text_20_body">If the peak is below the height threshold or cannot be aligned this is recorded.</text:p>
      <text:p text:style-name="P81"><text:soft-page-break/><text:s text:c="2"/>Point [55] 479 @ 104,141 ~&gt; 479 @ 104,141 (0.00) below height threshold (&lt; 666)</text:p>
      <text:p text:style-name="P81"><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6145505049276565169" text:style-name="L16">
        <text:list-item>
          <text:p text:style-name="P218">There is no suitable maxima [noalign]</text:p>
        </text:list-item>
        <text:list-item>
          <text:p text:style-name="P218">It is below the height limit threshold [below_threshold]</text:p>
        </text:list-item>
        <text:list-item>
          <text:p text:style-name="P218">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79">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54">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62">Classification</text:p>
          </table:table-cell>
          <table:table-cell table:style-name="Table23.B1" office:value-type="string">
            <text:p text:style-name="P162">Colour</text:p>
          </table:table-cell>
        </table:table-row>
        <table:table-row>
          <table:table-cell table:style-name="Table23.A2" office:value-type="string">
            <text:p text:style-name="P163">OK</text:p>
          </table:table-cell>
          <table:table-cell table:style-name="Table23.B2" office:value-type="string">
            <text:p text:style-name="P163">Green</text:p>
          </table:table-cell>
        </table:table-row>
        <table:table-row>
          <table:table-cell table:style-name="Table23.A2" office:value-type="string">
            <text:p text:style-name="P163">Moved</text:p>
          </table:table-cell>
          <table:table-cell table:style-name="Table23.B2" office:value-type="string">
            <text:p text:style-name="P163">Yellow</text:p>
          </table:table-cell>
        </table:table-row>
        <table:table-row>
          <table:table-cell table:style-name="Table23.A2" office:value-type="string">
            <text:p text:style-name="P163">Conflict</text:p>
          </table:table-cell>
          <table:table-cell table:style-name="Table23.B2" office:value-type="string">
            <text:p text:style-name="P163">Red</text:p>
          </table:table-cell>
        </table:table-row>
        <table:table-row>
          <table:table-cell table:style-name="Table23.A2" office:value-type="string">
            <text:p text:style-name="P163">NoAlign</text:p>
          </table:table-cell>
          <table:table-cell table:style-name="Table23.B2" office:value-type="string">
            <text:p text:style-name="P163">Cyan</text:p>
          </table:table-cell>
        </table:table-row>
        <table:table-row>
          <table:table-cell table:style-name="Table23.A2" office:value-type="string">
            <text:p text:style-name="P163">Missed</text:p>
          </table:table-cell>
          <table:table-cell table:style-name="Table23.B2" office:value-type="string">
            <text:p text:style-name="P163">Magenta</text:p>
          </table:table-cell>
        </table:table-row>
      </table:table>
      <text:p text:style-name="P149">The following image shows an example of an overlay applied to the image:</text:p>
      <text:p text:style-name="P143"><draw:frame draw:style-name="fr1" draw:name="Image19" text:anchor-type="as-char" svg:width="10.582cm" svg:height="11.402cm" draw:z-index="14"><draw:image xlink:href="Pictures/1000020100000190000001AF1E266D6B.png" xlink:type="simple" xlink:show="embed" xlink:actuate="onLoad"/></draw:frame></text:p>
      <text:p text:style-name="P142">The overlay can be removed using <text:span text:style-name="T6">Image &gt; Overlay &gt; Remove Overlay</text:span>.</text:p>
      <text:p text:style-name="P166">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81"/>
      <text:h text:style-name="P241" text:outline-level="1"><text:bookmark-start text:name="__RefHeading__4955_1221459560"/>Point <text:span text:style-name="T111">Extractor</text:span><text:bookmark-end text:name="__RefHeading__4955_1221459560"/></text:h>
      <text:p text:style-name="P141"><text:span text:style-name="T6">ImageJ</text:span> plugin that <text:span text:style-name="T111">saves the XYZ coordinates from </text:span>marked multi-point Regions of Interest (ROIs) <text:span text:style-name="T111">in an image or the ImageJ ROI Manager to file</text:span>.</text:p>
      <text:h text:style-name="P264" text:outline-level="2">Features</text:h>
      <text:list xml:id="list151517948677818" text:continue-list="list151517815742148" text:style-name="L2">
        <text:list-item>
          <text:p text:style-name="P182">Save points from <text:span text:style-name="T113">a point </text:span>ROI on an image (2D coordinates)</text:p>
        </text:list-item>
        <text:list-item>
          <text:p text:style-name="P182">Save points from the ROI Manager (3D coordinates)</text:p>
        </text:list-item>
        <text:list-item>
          <text:p text:style-name="P183">Optionally extract a pixel value for the coordinates from the current image</text:p>
        </text:list-item>
        <text:list-item>
          <text:p text:style-name="P182">Optionally filters the points to those within a 2D/3D mask</text:p>
        </text:list-item>
      </text:list>
      <text:h text:style-name="P264" text:outline-level="2">Overview</text:h>
      <text:p text:style-name="P223">The <text:span text:style-name="T6">Point </text:span><text:span text:style-name="T33">Extractor</text:span> plugin <text:span text:style-name="T114">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4">ImageJ</text:span><text:span text:style-name="T114">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4">FindFoci Optimiser</text:span><text:span text:style-name="T114">. </text:span></text:p>
      <text:p text:style-name="P226">The <text:span text:style-name="T6">Point Extractor </text:span>has options to save the pixel value of each coordinate from the current image to the output file. It can also restrict the coordinates to a specific subset using a mask.</text:p>
      <text:p text:style-name="P225">When the plugin is run it counts the number of point ROI in the ImageJ ROI Manager. If no point ROI are present then the current image must have point ROI otherwise an e<text:span text:style-name="T115">r</text:span>ror is shown. </text:p>
      <text:p text:style-name="P225">If the image has point ROI then the following dialog is shown:</text:p>
      <text:p text:style-name="P224"><draw:frame draw:style-name="fr1" draw:name="Image24" text:anchor-type="as-char" svg:width="8.915cm" svg:height="5.978cm" draw:z-index="59"><draw:image xlink:href="Pictures/1000020100000151000000E2923CD31B.png" xlink:type="simple" xlink:show="embed" xlink:actuate="onLoad"/></draw:frame></text:p>
      <text:p text:style-name="P234"><text:soft-page-break/>If the ROI Manager has point ROI then the following dialog is shown:</text:p>
      <text:p text:style-name="P224"><draw:frame draw:style-name="fr1" draw:name="Image25" text:anchor-type="as-char" svg:width="8.915cm" svg:height="8.015cm" draw:z-index="60"><draw:image xlink:href="Pictures/10000201000001510000012F4DE1CC83.png" xlink:type="simple" xlink:show="embed" xlink:actuate="onLoad"/></draw:frame></text:p>
      <text:h text:style-name="P252" text:outline-level="3">Parameters</text:h>
      <table:table table:name="Table1" table:style-name="Table1">
        <table:table-column table:style-name="Table1.A"/>
        <table:table-column table:style-name="Table1.B"/>
        <table:table-row>
          <table:table-cell table:style-name="Table1.A1" office:value-type="string">
            <text:p text:style-name="P220">Parameters</text:p>
          </table:table-cell>
          <table:table-cell table:style-name="Table1.B1" office:value-type="string">
            <text:p text:style-name="P220">Description</text:p>
          </table:table-cell>
        </table:table-row>
        <table:table-row>
          <table:table-cell table:style-name="Table1.A2" office:value-type="string">
            <text:p text:style-name="P191">Mask</text:p>
          </table:table-cell>
          <table:table-cell table:style-name="Table1.B2" office:value-type="string">
            <text:p text:style-name="P213">Allows selection of an image mask. The mask can be used to restrict the <text:span text:style-name="T115">coordinates. Any point l</text:span>ocated in a zero-value pixel will be excluded</text:p>
          </table:table-cell>
        </table:table-row>
        <table:table-row>
          <table:table-cell table:style-name="Table1.A2" office:value-type="string">
            <text:p text:style-name="P192">Filename</text:p>
          </table:table-cell>
          <table:table-cell table:style-name="Table1.B2" office:value-type="string">
            <text:p text:style-name="P214">The name of the file used to save the coordinates</text:p>
          </table:table-cell>
        </table:table-row>
        <table:table-row>
          <table:table-cell table:style-name="Table1.A2" office:value-type="string">
            <text:p text:style-name="P192">xyz only</text:p>
          </table:table-cell>
          <table:table-cell table:style-name="Table1.B2" office:value-type="string">
            <text:p text:style-name="P215">This option is only available if there is a current image.</text:p>
            <text:p text:style-name="P215">If selected only the XYZ coordinates are saved to file. If not selected then the value of the XYZ coordinate in the current image is obtained and the output file will contain records of:</text:p>
            <text:p text:style-name="P215">ID,T,X,Y,Z,Value</text:p>
            <text:p text:style-name="P215">ID will be ascending from 1. T will be <text:span text:style-name="T116">the current frame</text:span>.</text:p>
            <text:p text:style-name="P215">If the current image has multiple channels or frames then the current channel and frame will be used.</text:p>
          </table:table-cell>
        </table:table-row>
        <table:table-row>
          <table:table-cell table:style-name="Table1.A2" office:value-type="string">
            <text:p text:style-name="P193">Use manager ROIs</text:p>
          </table:table-cell>
          <table:table-cell table:style-name="Table1.B2" office:value-type="string">
            <text:p text:style-name="P221">This option is available if there are point ROIs in the <text:span text:style-name="T6">ImageJ </text:span>ROI Manager.</text:p>
            <text:p text:style-name="P222">Select this option to obtain the XYZ coordinates from all the point ROIs in the ROI Manager.</text:p>
          </table:table-cell>
        </table:table-row>
        <table:table-row>
          <table:table-cell table:style-name="Table1.A2" office:value-type="string">
            <text:p text:style-name="P193">Reset manager</text:p>
          </table:table-cell>
          <table:table-cell table:style-name="Table1.B2" office:value-type="string">
            <text:p text:style-name="P221">This option is available if there are point ROIs in the <text:span text:style-name="T6">ImageJ</text:span> ROI Manager.</text:p>
            <text:p text:style-name="P222">Select this option to remove all the ROIs from the ROI Manager. This can be used as part of a workflow to label an image, save the ROIs then reset the manager.</text:p>
          </table:table-cell>
        </table:table-row>
      </table:table>
      <text:h text:style-name="P268" text:outline-level="2"/>
      <text:h text:style-name="P253" text:outline-level="3"><text:soft-page-break/><text:span text:style-name="T116">Creating a 3D coordinate file</text:span></text:h>
      <text:p text:style-name="P227"><text:span text:style-name="T6">ImageJ</text:span> point ROIs only store the XY coordinates. <text:span text:style-name="T117">However the </text:span><text:span text:style-name="T35">FindFoci Optimiser</text:span><text:span text:style-name="T117"> can use 3D coordinates if they are loaded from file</text:span>. The ROI can be associated with a slice in an image. Thus i<text:span text:style-name="T117">t</text:span> is possible to generate 3D coordinates by creating multiple 2D ROIs, each associated with a particular z-slice. </text:p>
      <text:p text:style-name="P227">The following is <text:span text:style-name="T117">a suggested workflow for creating 3D coordinate files.</text:span></text:p>
      <text:list xml:id="list3949125282800957882" text:style-name="L18">
        <text:list-item>
          <text:p text:style-name="P228"><text:span text:style-name="T116">Remove all ROIs from the current image: Edit&gt; Selection &gt; Select None (</text:span><text:span text:style-name="T37">Ctrl+Sh</text:span><text:span text:style-name="T36">i</text:span><text:span text:style-name="T37">ft</text:span><text:span text:style-name="T116">+A)</text:span></text:p>
        </text:list-item>
        <text:list-item>
          <text:p text:style-name="P229">Clear the ROI Manager: Analyze &gt; Tools &gt; ROI Manager... <text:line-break/>Select all the ROIs (if present) and click 'Delete'</text:p>
        </text:list-item>
        <text:list-item>
          <text:p text:style-name="P229">Select the ImageJ point ROI tool. Switch to single-point mode by right-clicking the tool and selecting 'Point Tool'</text:p>
        </text:list-item>
        <text:list-item>
          <text:p text:style-name="P229">Scroll up and down through the image z-stack until you have decided the correct z-slice for a point. Click the point to label it.</text:p>
        </text:list-item>
        <text:list-item>
          <text:p text:style-name="P229">Add the point to the ROI Manager: Edit &gt; Select &gt; Add To Manager (<text:span text:style-name="T6">Ctrl</text:span>+T)</text:p>
        </text:list-item>
        <text:list-item>
          <text:p text:style-name="P229">Continue labelling XY points <text:span text:style-name="T118">(step 4-5)</text:span>.<text:line-break/><text:span text:style-name="T118">Note if multiple foci are in the same slice then you can create a multi-point ROI by holding the </text:span><text:span text:style-name="T36">Shift</text:span><text:span text:style-name="T118"> key. This will be replaced by a single-point if you let go of the </text:span><text:span text:style-name="T36">Shift</text:span><text:span text:style-name="T118"> key for the next click.</text:span></text:p>
        </text:list-item>
        <text:list-item>
          <text:p text:style-name="P230">When all foci have been labelled and added to the ROI manager you can review them by clicking on each named ROI in the ROI Manager window. This will show the point ROI on the corresponding image slice.</text:p>
        </text:list-item>
        <text:list-item>
          <text:p text:style-name="P230">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243" text:outline-level="1">References</text:h>
      <text:p text:style-name="P127">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95">require </text:span>the BeansBinding framework. <text:span text:style-name="T95">If you have installed the plugins using the ImageJ2 update site then all the required files will be included. </text:span>However if you <text:span text:style-name="T95">have installed the plugins manually then in addition to the GDSC plugins jar file you must install the BeansBinding jar</text:span>. The file can be obtained from:</text:p>
      <text:p text:style-name="P79"><text:tab/><text:a xlink:type="simple" xlink:href="http://www.sussex.ac.uk/gdsc/intranet/files/beansbinding-1.2.1.jar">http://www.sussex.ac.uk/gdsc/intranet/files/beansbinding-1.2.1.jar</text:a></text:p>
      <text:p text:style-name="P79">This file can be placed in the <text:span text:style-name="T6">ImageJ</text:span> plugins directory. </text:p>
      <text:p text:style-name="P79">If the BeansBinding jar cannot be found any dependant plugin will show an error message in the <text:span text:style-name="T6">ImageJ</text:span> log window when initialising. The error message should provide useful information for fixing the problem.</text:p>
      <text:p text:style-name="P79">The following plugins use the BeansBinding framework:</text:p>
      <text:list xml:id="list303059454792770925" text:style-name="L17">
        <text:list-item>
          <text:p text:style-name="P219"><text:span text:style-name="T6">FindFoci</text:span> GUI</text:p>
        </text:list-item>
        <text:list-item>
          <text:p text:style-name="P219"><text:span text:style-name="T6">FindFoci Optimiser</text:span> GUI</text:p>
        </text:list-item>
        <text:list-item>
          <text:p text:style-name="P219"><text:span text:style-name="T6">FindFoci</text:span> Helper</text:p>
        </text:list-item>
      </text:list>
      <text:h text:style-name="P238" text:outline-level="1"><text:bookmark-start text:name="__RefHeading__1428_1291290800"/>Appendix 2: Binary Scoring Statistics<text:bookmark-end text:name="__RefHeading__1428_1291290800"/></text:h>
      <text:p text:style-name="P80">Several plugins within the GDSC package compute matches between points. When comparing <text:span text:style-name="T70">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1">Set 1</text:p>
          </table:table-cell>
          <table:table-cell table:style-name="Table16.A1" office:value-type="string">
            <text:p text:style-name="P50">Set 2</text:p>
          </table:table-cell>
          <table:table-cell table:style-name="Table16.A1" office:value-type="string">
            <text:p text:style-name="P48">Classification</text:p>
          </table:table-cell>
          <table:table-cell table:style-name="Table16.D1" office:value-type="string">
            <text:p text:style-name="P48">Label</text:p>
          </table:table-cell>
        </table:table-row>
        <table:table-row>
          <table:table-cell table:style-name="Table16.A2" office:value-type="string">
            <text:p text:style-name="P62">Present</text:p>
          </table:table-cell>
          <table:table-cell table:style-name="Table16.A2" office:value-type="string">
            <text:p text:style-name="P62">Present</text:p>
          </table:table-cell>
          <table:table-cell table:style-name="Table16.A2" office:value-type="string">
            <text:p text:style-name="P6"><text:span text:style-name="T71">Match; </text:span>True Positive</text:p>
          </table:table-cell>
          <table:table-cell table:style-name="Table16.D2" office:value-type="string">
            <text:p text:style-name="P98">tp</text:p>
          </table:table-cell>
        </table:table-row>
        <table:table-row>
          <table:table-cell table:style-name="Table16.A2" office:value-type="string">
            <text:p text:style-name="P62">Present</text:p>
          </table:table-cell>
          <table:table-cell table:style-name="Table16.A2" office:value-type="string">
            <text:p text:style-name="P62">Absent</text:p>
          </table:table-cell>
          <table:table-cell table:style-name="Table16.A2" office:value-type="string">
            <text:p text:style-name="P6"><text:span text:style-name="T71">Unmatch 1; </text:span>False Negative</text:p>
          </table:table-cell>
          <table:table-cell table:style-name="Table16.D2" office:value-type="string">
            <text:p text:style-name="P98">fn</text:p>
          </table:table-cell>
        </table:table-row>
        <table:table-row>
          <table:table-cell table:style-name="Table16.A2" office:value-type="string">
            <text:p text:style-name="P62">Absent</text:p>
          </table:table-cell>
          <table:table-cell table:style-name="Table16.A2" office:value-type="string">
            <text:p text:style-name="P62">Present</text:p>
          </table:table-cell>
          <table:table-cell table:style-name="Table16.A2" office:value-type="string">
            <text:p text:style-name="P6"><text:span text:style-name="T71">Unmatch 2; </text:span>False Positive</text:p>
          </table:table-cell>
          <table:table-cell table:style-name="Table16.D2" office:value-type="string">
            <text:p text:style-name="P98">fp</text:p>
          </table:table-cell>
        </table:table-row>
      </table:table>
      <text:p text:style-name="P151">The match/unmatch nomenclature is used when it is not clear which set is the real answer. <text:s/>When one set is the actual result and the other is the prediction then it is more conventional to use the tp/fn/fp nomenclature.</text:p>
      <text:p text:style-name="P146">The classification counts can be used to compute binary scoring statistics as described below.</text:p>
      <text:h text:style-name="P265" text:outline-level="2">Jaccard</text:h>
      <text:p text:style-name="P92">The Jaccard measures the similarity between two sets and is defined as the size of the intersection divided by the size of the union:</text:p>
      <text:p text:style-name="P91"><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91">A score of 1 indicates that <text:span text:style-name="T58">the overlap is perfect</text:span>. <text:span text:style-name="T58">Zero indicates no overlap.</text:span></text:p>
      <text:h text:style-name="P266"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38">-measure or F-score. </text:span></text:p>
      <text:p text:style-name="P82"><draw:frame draw:style-name="fr4" draw:name="Object3" text:anchor-type="as-char" svg:width="5.943cm" svg:height="1.058cm" draw:z-index="25"><draw:object xlink:href="./Object 3" xlink:type="simple" xlink:show="embed" xlink:actuate="onLoad"/><draw:image xlink:href="./ObjectReplacements/Object 3" xlink:type="simple" xlink:show="embed" xlink:actuate="onLoad"/><svg:desc>formula</svg:desc></draw:frame></text:p>
      <text:p text:style-name="P100">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72">. The score was derived so that it </text:span><text:span text:style-name="T52">measures the effectiveness of retrieval with respect to a user who attaches ß times as much importance to recall as precision.</text:span></text:p>
      <text:h text:style-name="P267" text:outline-level="2">Defining the Actual or Predicted Points</text:h>
      <text:p text:style-name="P99"><text:span text:style-name="T39">Note that the categorisation of the actual and predicted points can be arbitrary. If the categorisation is reversed then the precision and recall scores will be reversed. However the F</text:span><text:span text:style-name="T5">1</text:span><text:span text:style-name="T39">-score will remain identical because it is the harmonic mean of the two scores. The <text:s/>F</text:span><text:span text:style-name="T5">1</text:span><text:span text:style-name="T39">-score is consequently a good measure of the similarity of two sets of points that have been aligned for matches. </text:span><text:span text:style-name="T5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6-29T15:15:16.788747538</dc:date>
    <meta:editing-duration>P2DT11H3M24S</meta:editing-duration>
    <meta:editing-cycles>228</meta:editing-cycles>
    <meta:generator>LibreOffice/4.2.8.2$Linux_X86_64 LibreOffice_project/420m0$Build-2</meta:generator>
    <dc:creator>Alex Herbert</dc:creator>
    <meta:document-statistic meta:table-count="37" meta:image-count="53" meta:object-count="8" meta:page-count="75" meta:paragraph-count="1399" meta:word-count="17573" meta:character-count="102876" meta:non-whitespace-character-count="86692"/>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